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7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92cm"/>
    </style:style>
    <style:style style:name="co3" style:family="table-column">
      <style:table-column-properties fo:break-before="auto" style:column-width="3.406cm"/>
    </style:style>
    <style:style style:name="co4" style:family="table-column">
      <style:table-column-properties fo:break-before="auto" style:column-width="3.295cm"/>
    </style:style>
    <style:style style:name="co5" style:family="table-column">
      <style:table-column-properties fo:break-before="auto" style:column-width="1.221cm"/>
    </style:style>
    <style:style style:name="co6" style:family="table-column">
      <style:table-column-properties fo:break-before="auto" style:column-width="3.184cm"/>
    </style:style>
    <style:style style:name="co8" style:family="table-column">
      <style:table-column-properties fo:break-before="auto" style:column-width="1.277cm"/>
    </style:style>
    <style:style style:name="co9" style:family="table-column">
      <style:table-column-properties fo:break-before="auto" style:column-width="2.935cm"/>
    </style:style>
    <style:style style:name="co10" style:family="table-column">
      <style:table-column-properties fo:break-before="auto" style:column-width="6.033cm"/>
    </style:style>
    <style:style style:name="co11" style:family="table-column">
      <style:table-column-properties fo:break-before="auto" style:column-width="5.147cm"/>
    </style:style>
    <style:style style:name="co12" style:family="table-column">
      <style:table-column-properties fo:break-before="auto" style:column-width="11.174cm"/>
    </style:style>
    <style:style style:name="co13" style:family="table-column">
      <style:table-column-properties fo:break-before="auto" style:column-width="6.142cm"/>
    </style:style>
    <style:style style:name="co14" style:family="table-column">
      <style:table-column-properties fo:break-before="auto" style:column-width="6.059cm"/>
    </style:style>
    <style:style style:name="co15" style:family="table-column">
      <style:table-column-properties fo:break-before="auto" style:column-width="0.42cm"/>
    </style:style>
    <style:style style:name="co16" style:family="table-column">
      <style:table-column-properties fo:break-before="auto" style:column-width="5.81cm"/>
    </style:style>
    <style:style style:name="co17" style:family="table-column">
      <style:table-column-properties fo:break-before="auto" style:column-width="5.976cm"/>
    </style:style>
    <style:style style:name="co18" style:family="table-column">
      <style:table-column-properties fo:break-before="auto" style:column-width="11.229cm"/>
    </style:style>
    <style:style style:name="co19" style:family="table-column">
      <style:table-column-properties fo:break-before="auto" style:column-width="6.281cm"/>
    </style:style>
    <style:style style:name="co20" style:family="table-column">
      <style:table-column-properties fo:break-before="auto" style:column-width="6.087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1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>
      <style:text-properties fo:color="#000000" style:text-outline="false" style:text-line-through-style="none" style:text-position="" style:font-name="Consolas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use-window-font-color="true" style:text-outline="false" style:text-line-through-style="none" style:text-position="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ackground-color="#0084d1" fo:wrap-option="no-wrap" fo:border-left="none" fo:border-right="none" fo:border-top="none"/>
      <style:text-properties style:font-name="Arial"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84d1"/>
      <style:text-properties fo:color="#000000" style:text-outline="false" style:text-line-through-styl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ackground-color="#0084d1" fo:border-left="none" fo:border-right="none" fo:border-top="none"/>
      <style:text-properties fo:color="#000000" style:text-outline="false" style:text-line-through-styl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no-wrap"/>
      <style:text-properties style:font-name="Arial" fo:font-size="9pt" style:font-size-asian="9pt" style:font-size-complex="9pt"/>
    </style:style>
    <style:style style:name="ce7" style:family="table-cell" style:parent-style-name="Default" style:data-style-name="N100">
      <style:table-cell-properties fo:border-bottom="0.06pt solid #000000" fo:background-color="#0084d1" fo:wrap-option="no-wrap" fo:border-left="none" fo:border-right="none" fo:border-top="none"/>
      <style:text-properties style:font-name="Arial" fo:font-size="9pt" fo:font-weight="bold" style:font-size-asian="9pt" style:font-weight-asian="bold" style:font-size-complex="9pt" style:font-weight-complex="bold"/>
    </style:style>
    <style:style style:name="ce8" style:family="table-cell" style:parent-style-name="Default">
      <style:table-cell-properties fo:background-color="#0084d1"/>
      <style:text-properties style:text-outline="false" style:text-line-through-styl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0084d1"/>
      <style:text-properties style:text-outline="false" style:text-line-through-style="none" style:font-name="Arial" fo:font-size="9pt" fo:language="en" fo:country="US" fo:font-style="normal" fo:text-shadow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fo:background-color="#0084d1" fo:border-left="none" fo:border-right="none" fo:border-top="none"/>
      <style:text-properties style:font-name="Arial" fo:font-size="9pt" fo:font-weight="bold" style:font-size-asian="9pt" style:font-weight-asian="bold" style:font-size-complex="9pt" style:font-weight-complex="bold"/>
    </style:style>
    <style:style style:name="ce11" style:family="table-cell" style:parent-style-name="Default">
      <style:text-properties style:font-name="Arial" fo:font-size="9pt" style:font-size-asian="9pt" style:font-size-complex="9pt"/>
    </style:style>
    <style:style style:name="ce12" style:family="table-cell" style:parent-style-name="Default"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0084d1" style:text-align-source="fix" style:repeat-content="false" fo:wrap-option="no-wrap" fo:border="none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order-bottom="0.06pt solid #000000" fo:background-color="#0084d1" style:text-align-source="fix" style:repeat-content="false" fo:wrap-option="no-wrap" fo:border-left="none" fo:border-right="none" fo:border-top="non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cm"/>
      <style:text-properties style:font-name="Arial" fo:font-size="9pt" fo:font-weight="normal" style:font-size-asian="9pt" style:font-weight-asian="normal" style:font-size-complex="9pt" style:font-weight-complex="normal"/>
    </style:style>
    <style:style style:name="ce16" style:family="table-cell" style:parent-style-name="Default">
      <style:table-cell-properties fo:background-color="#00ae00" style:text-align-source="fix" style:repeat-content="false" fo:wrap-option="no-wrap" fo:border="none"/>
      <style:paragraph-properties fo:text-align="center" fo:margin-left="0cm"/>
      <style:text-properties style:font-name="Arial" fo:font-size="9pt" fo:font-weight="normal" style:font-size-asian="9pt" style:font-weight-asian="normal" style:font-size-complex="9pt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 fo:wrap-option="no-wrap" fo:border="none"/>
      <style:paragraph-properties fo:text-align="center" fo:margin-left="0cm"/>
      <style:text-properties style:font-name="Arial" fo:font-size="9pt" fo:font-weight="normal" style:font-size-asian="9pt" style:font-weight-asian="normal" style:font-size-complex="9pt" style:font-weight-complex="normal"/>
    </style:style>
    <style:style style:name="ce18" style:family="table-cell" style:parent-style-name="Default">
      <style:table-cell-properties fo:border-bottom="0.06pt solid #000000" fo:background-color="#00ae00" style:text-align-source="fix" style:repeat-content="false" fo:wrap-option="no-wrap" fo:border-left="none" fo:border-right="none" fo:border-top="none"/>
      <style:paragraph-properties fo:text-align="center" fo:margin-left="0cm"/>
      <style:text-properties style:font-name="Arial" fo:font-size="9pt" fo:font-weight="normal" style:font-size-asian="9pt" style:font-weight-asian="normal" style:font-size-complex="9pt" style:font-weight-complex="normal"/>
    </style:style>
    <style:style style:name="ce19" style:family="table-cell" style:parent-style-name="Default">
      <style:table-cell-properties fo:background-color="#0084d1" style:text-align-source="fix" style:repeat-content="false" fo:wrap-option="no-wrap" fo:border="non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22" style:family="table-cell" style:parent-style-name="Default">
      <style:table-cell-properties fo:border-bottom="0.06pt solid #000000" style:text-align-source="fix" style:repeat-content="false" fo:background-color="transparent" fo:wrap-option="no-wrap" fo:border-left="none" fo:border-right="none" fo:border-top="none"/>
      <style:paragraph-properties fo:text-align="center" fo:margin-left="0cm"/>
      <style:text-properties style:font-name="Arial" fo:font-size="9pt" fo:font-weight="normal" style:font-size-asian="9pt" style:font-weight-asian="normal" style:font-size-complex="9pt" style:font-weight-complex="normal"/>
    </style:style>
    <style:style style:name="ce23" style:family="table-cell" style:parent-style-name="Default">
      <style:table-cell-properties fo:background-color="#00ae00" style:text-align-source="fix" style:repeat-content="false" fo:wrap-option="no-wrap"/>
      <style:paragraph-properties fo:text-align="center" fo:margin-left="0cm"/>
      <style:text-properties style:font-name="Arial" fo:font-size="9pt" fo:font-weight="normal" style:font-size-asian="9pt" style:font-weight-asian="normal" style:font-size-complex="9pt" style:font-weight-complex="normal"/>
    </style:style>
  </office:automatic-styles>
  <office:body>
    <office:spreadsheet>
      <table:content-validations>
        <table:content-validation table:name="val1" table:condition="of:cell-content-is-in-list(&quot;Not Allowed&quot;;&quot;Allowed&quot;;&quot;Normal&quot;;&quot;Could Happen&quot;;&quot;Should Not Happen&quot;;&quot;Barely Happen&quot;)" table:allow-empty-cell="true" table:display-list="unsorted" table:base-cell-address="channel.M3">
          <table:error-message table:message-type="stop" table:display="true"/>
        </table:content-validation>
      </table:content-validations>
      <table:table table:name="channel" table:style-name="ta1">
        <table:table-column table:style-name="co2" table:default-cell-style-name="ce6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5" table:default-cell-style-name="ce11"/>
        <table:table-column table:style-name="co6" table:default-cell-style-name="ce11"/>
        <table:table-column table:style-name="co8" table:default-cell-style-name="ce11"/>
        <table:table-column table:style-name="co4" table:default-cell-style-name="ce11"/>
        <table:table-column table:style-name="co8" table:default-cell-style-name="ce11"/>
        <table:table-column table:style-name="co6" table:default-cell-style-name="ce11"/>
        <table:table-column table:style-name="co8" table:default-cell-style-name="ce11"/>
        <table:table-column table:style-name="co6" table:default-cell-style-name="ce11"/>
        <table:table-column table:style-name="co8" table:default-cell-style-name="ce11"/>
        <table:table-column table:style-name="co6" table:default-cell-style-name="ce11"/>
        <table:table-column table:style-name="co8" table:default-cell-style-name="ce11"/>
        <table:table-column table:style-name="co7" table:number-columns-repeated="1008" table:default-cell-style-name="ce11"/>
        <table:table-row table:style-name="ro2">
          <table:table-cell table:style-name="ce3" office:value-type="string" table:number-columns-spanned="1" table:number-rows-spanned="2">
            <text:p>Interface</text:p>
          </table:table-cell>
          <table:table-cell table:style-name="ce7" office:value-type="string" table:number-columns-spanned="1" table:number-rows-spanned="2">
            <text:p>Method</text:p>
          </table:table-cell>
          <table:table-cell table:style-name="ce13" office:value-type="string" table:number-columns-spanned="2" table:number-rows-spanned="1">
            <text:p>init</text:p>
          </table:table-cell>
          <table:covered-table-cell table:style-name="ce19"/>
          <table:table-cell table:style-name="ce13" office:value-type="string" table:number-columns-spanned="2" table:number-rows-spanned="1">
            <text:p>joining</text:p>
          </table:table-cell>
          <table:covered-table-cell table:style-name="ce19"/>
          <table:table-cell table:style-name="ce13" office:value-type="string" table:number-columns-spanned="2" table:number-rows-spanned="1">
            <text:p>joined</text:p>
          </table:table-cell>
          <table:covered-table-cell table:style-name="ce19"/>
          <table:table-cell table:style-name="ce13" office:value-type="string" table:number-columns-spanned="2" table:number-rows-spanned="1">
            <text:p>lving</text:p>
          </table:table-cell>
          <table:covered-table-cell table:style-name="ce19"/>
          <table:table-cell table:style-name="ce13" office:value-type="string" table:number-columns-spanned="2" table:number-rows-spanned="1">
            <text:p>clsed</text:p>
          </table:table-cell>
          <table:covered-table-cell table:style-name="ce19"/>
          <table:table-cell table:style-name="ce13" office:value-type="string" table:number-columns-spanned="2" table:number-rows-spanned="1">
            <text:p>dscned</text:p>
          </table:table-cell>
          <table:covered-table-cell table:style-name="ce19"/>
          <table:table-cell table:style-name="ce13" office:value-type="string" table:number-columns-spanned="2" table:number-rows-spanned="1">
            <text:p>rjcting</text:p>
          </table:table-cell>
          <table:covered-table-cell table:style-name="ce19"/>
          <table:table-cell table:number-columns-repeated="1008"/>
        </table:table-row>
        <table:table-row table:style-name="ro2">
          <table:covered-table-cell table:style-name="ce3"/>
          <table:covered-table-cell table:style-name="ce7"/>
          <table:table-cell table:style-name="ce14" office:value-type="string">
            <text:p>leggality</text:p>
          </table:table-cell>
          <table:table-cell table:style-name="ce14" office:value-type="string">
            <text:p>excp</text:p>
          </table:table-cell>
          <table:table-cell table:style-name="ce14" office:value-type="string">
            <text:p>leggality</text:p>
          </table:table-cell>
          <table:table-cell table:style-name="ce14" office:value-type="string">
            <text:p>excp</text:p>
          </table:table-cell>
          <table:table-cell table:style-name="ce14" office:value-type="string">
            <text:p>leggality</text:p>
          </table:table-cell>
          <table:table-cell table:style-name="ce14" office:value-type="string">
            <text:p>excp</text:p>
          </table:table-cell>
          <table:table-cell table:style-name="ce14" office:value-type="string">
            <text:p>leggality</text:p>
          </table:table-cell>
          <table:table-cell table:style-name="ce14" office:value-type="string">
            <text:p>excp</text:p>
          </table:table-cell>
          <table:table-cell table:style-name="ce14" office:value-type="string">
            <text:p>leggality</text:p>
          </table:table-cell>
          <table:table-cell table:style-name="ce14" office:value-type="string">
            <text:p>excp</text:p>
          </table:table-cell>
          <table:table-cell table:style-name="ce14" office:value-type="string">
            <text:p>leggality</text:p>
          </table:table-cell>
          <table:table-cell table:style-name="ce14" office:value-type="string">
            <text:p>excp</text:p>
          </table:table-cell>
          <table:table-cell table:style-name="ce14" office:value-type="string">
            <text:p>leggality</text:p>
          </table:table-cell>
          <table:table-cell table:style-name="ce14" office:value-type="string">
            <text:p>excp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AudChnlIntfForView</text:p>
          </table:table-cell>
          <table:table-cell table:style-name="ce4" office:value-type="string">
            <text:p>lvChnl</text:p>
          </table:table-cell>
          <table:table-cell table:style-name="ce15" table:content-validation-name="val1" office:value-type="string">
            <text:p>Not Allowed</text:p>
          </table:table-cell>
          <table:table-cell table:style-name="ce15" table:formula="of:=IF(OR([.C3]=&quot;Should Not Happen&quot;;[.C3]=&quot;Not Allowed&quot;); &quot;Illegal&quot;; IF([.C3]=&quot;Could Happen&quot;; &quot;Ignore&quot;; &quot;&quot;))" office:value-type="string" office:string-value="Illegal">
            <text:p>Illegal</text:p>
          </table:table-cell>
          <table:table-cell table:style-name="ce15" table:content-validation-name="val1" office:value-type="string">
            <text:p>Not Allowed</text:p>
          </table:table-cell>
          <table:table-cell table:style-name="ce15" table:formula="of:=IF(OR([.E3]=&quot;Should Not Happen&quot;;[.E3]=&quot;Not Allowed&quot;); &quot;Illegal&quot;; IF([.E3]=&quot;Could Happen&quot;; &quot;Ignore&quot;; &quot;&quot;))" office:value-type="string" office:string-value="Illegal">
            <text:p>Illegal</text:p>
          </table:table-cell>
          <table:table-cell table:style-name="ce23" table:content-validation-name="val1" office:value-type="string">
            <text:p>Allowed</text:p>
          </table:table-cell>
          <table:table-cell table:style-name="ce15" table:formula="of:=IF(OR([.G3]=&quot;Should Not Happen&quot;;[.G3]=&quot;Not Allowed&quot;); &quot;Illegal&quot;; IF([.G3]=&quot;Could Happen&quot;; &quot;Ignore&quot;; &quot;&quot;))">
            <text:p/>
          </table:table-cell>
          <table:table-cell table:style-name="ce15" table:content-validation-name="val1" office:value-type="string">
            <text:p>Not Allowed</text:p>
          </table:table-cell>
          <table:table-cell table:style-name="ce15" table:formula="of:=IF(OR([.I3]=&quot;Should Not Happen&quot;;[.I3]=&quot;Not Allowed&quot;); &quot;Illegal&quot;; IF([.I3]=&quot;Could Happen&quot;; &quot;Ignore&quot;; &quot;&quot;))" office:value-type="string" office:string-value="Illegal">
            <text:p>Illegal</text:p>
          </table:table-cell>
          <table:table-cell table:style-name="ce15" table:content-validation-name="val1" office:value-type="string">
            <text:p>Not Allowed</text:p>
          </table:table-cell>
          <table:table-cell table:style-name="ce15" table:formula="of:=IF(OR([.K3]=&quot;Should Not Happen&quot;;[.K3]=&quot;Not Allowed&quot;); &quot;Illegal&quot;; IF([.K3]=&quot;Could Happen&quot;; &quot;Ignore&quot;; &quot;&quot;))" office:value-type="string" office:string-value="Illegal">
            <text:p>Illegal</text:p>
          </table:table-cell>
          <table:table-cell table:style-name="ce15" table:content-validation-name="val1" office:value-type="string">
            <text:p>Not Allowed</text:p>
          </table:table-cell>
          <table:table-cell table:style-name="ce15" table:formula="of:=IF(OR([.M3]=&quot;Should Not Happen&quot;;[.M3]=&quot;Not Allowed&quot;); &quot;Illegal&quot;; IF([.M3]=&quot;Could Happen&quot;; &quot;Ignore&quot;; &quot;&quot;))" office:value-type="string" office:string-value="Illegal">
            <text:p>Illegal</text:p>
          </table:table-cell>
          <table:table-cell table:style-name="ce15" table:content-validation-name="val1" office:value-type="string">
            <text:p>Not Allowed</text:p>
          </table:table-cell>
          <table:table-cell table:style-name="ce15" table:formula="of:=IF(OR([.O3]=&quot;Should Not Happen&quot;;[.O3]=&quot;Not Allowed&quot;); &quot;Illegal&quot;; IF([.O3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AudChnlIntfForSesh</text:p>
          </table:table-cell>
          <table:table-cell table:style-name="ce8" office:value-type="string">
            <text:p>chnlClsed</text:p>
          </table:table-cell>
          <table:table-cell table:style-name="ce16" table:content-validation-name="val1" office:value-type="string">
            <text:p>Normal</text:p>
          </table:table-cell>
          <table:table-cell table:style-name="ce15" table:formula="of:=IF(OR([.C4]=&quot;Should Not Happen&quot;;[.C4]=&quot;Not Allowed&quot;); &quot;Illegal&quot;; IF([.C4]=&quot;Could Happen&quot;; &quot;Ignore&quot;; &quot;&quot;))">
            <text:p/>
          </table:table-cell>
          <table:table-cell table:style-name="ce16" table:content-validation-name="val1" office:value-type="string">
            <text:p>Normal</text:p>
          </table:table-cell>
          <table:table-cell table:style-name="ce17" table:formula="of:=IF(OR([.E4]=&quot;Should Not Happen&quot;;[.E4]=&quot;Not Allowed&quot;); &quot;Illegal&quot;; IF([.E4]=&quot;Could Happen&quot;; &quot;Ignore&quot;; &quot;&quot;))">
            <text:p/>
          </table:table-cell>
          <table:table-cell table:style-name="ce16" table:content-validation-name="val1" office:value-type="string">
            <text:p>Normal</text:p>
          </table:table-cell>
          <table:table-cell table:style-name="ce15" table:formula="of:=IF(OR([.G4]=&quot;Should Not Happen&quot;;[.G4]=&quot;Not Allowed&quot;); &quot;Illegal&quot;; IF([.G4]=&quot;Could Happen&quot;; &quot;Ignore&quot;; &quot;&quot;))">
            <text:p/>
          </table:table-cell>
          <table:table-cell table:style-name="ce16" table:content-validation-name="val1" office:value-type="string">
            <text:p>Normal</text:p>
          </table:table-cell>
          <table:table-cell table:style-name="ce15" table:formula="of:=IF(OR([.I4]=&quot;Should Not Happen&quot;;[.I4]=&quot;Not Allowed&quot;); &quot;Illegal&quot;; IF([.I4]=&quot;Could Happen&quot;; &quot;Ignore&quot;; &quot;&quot;))">
            <text:p/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K4]=&quot;Should Not Happen&quot;;[.K4]=&quot;Not Allowed&quot;); &quot;Illegal&quot;; IF([.K4]=&quot;Could Happen&quot;; &quot;Ignore&quot;; &quot;&quot;))" office:value-type="string" office:string-value="Illegal">
            <text:p>Illegal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M4]=&quot;Should Not Happen&quot;;[.M4]=&quot;Not Allowed&quot;); &quot;Illegal&quot;; IF([.M4]=&quot;Could Happen&quot;; &quot;Ignore&quot;; &quot;&quot;))" office:value-type="string" office:string-value="Illegal">
            <text:p>Illegal</text:p>
          </table:table-cell>
          <table:table-cell table:style-name="ce16" table:content-validation-name="val1" office:value-type="string">
            <text:p>Normal</text:p>
          </table:table-cell>
          <table:table-cell table:style-name="ce15" table:formula="of:=IF(OR([.O4]=&quot;Should Not Happen&quot;;[.O4]=&quot;Not Allowed&quot;); &quot;Illegal&quot;; IF([.O4]=&quot;Could Happen&quot;; &quot;Ignore&quot;; &quot;&quot;))">
            <text:p/>
          </table:table-cell>
          <table:table-cell table:number-columns-repeated="1008"/>
        </table:table-row>
        <table:table-row table:style-name="ro2">
          <table:table-cell table:style-name="ce4" office:value-type="string">
            <text:p>AudChnlIntfForSesh</text:p>
          </table:table-cell>
          <table:table-cell table:style-name="ce8" office:value-type="string">
            <text:p>seshClsed</text:p>
          </table:table-cell>
          <table:table-cell table:style-name="ce16" table:content-validation-name="val1" office:value-type="string">
            <text:p>Normal</text:p>
          </table:table-cell>
          <table:table-cell table:style-name="ce15" table:formula="of:=IF(OR([.C5]=&quot;Should Not Happen&quot;;[.C5]=&quot;Not Allowed&quot;); &quot;Illegal&quot;; IF([.C5]=&quot;Could Happen&quot;; &quot;Ignore&quot;; &quot;&quot;))">
            <text:p/>
          </table:table-cell>
          <table:table-cell table:style-name="ce16" table:content-validation-name="val1" office:value-type="string">
            <text:p>Normal</text:p>
          </table:table-cell>
          <table:table-cell table:style-name="ce15" table:formula="of:=IF(OR([.E5]=&quot;Should Not Happen&quot;;[.E5]=&quot;Not Allowed&quot;); &quot;Illegal&quot;; IF([.E5]=&quot;Could Happen&quot;; &quot;Ignore&quot;; &quot;&quot;))">
            <text:p/>
          </table:table-cell>
          <table:table-cell table:style-name="ce16" table:content-validation-name="val1" office:value-type="string">
            <text:p>Normal</text:p>
          </table:table-cell>
          <table:table-cell table:style-name="ce15" table:formula="of:=IF(OR([.G5]=&quot;Should Not Happen&quot;;[.G5]=&quot;Not Allowed&quot;); &quot;Illegal&quot;; IF([.G5]=&quot;Could Happen&quot;; &quot;Ignore&quot;; &quot;&quot;))">
            <text:p/>
          </table:table-cell>
          <table:table-cell table:style-name="ce16" table:content-validation-name="val1" office:value-type="string">
            <text:p>Normal</text:p>
          </table:table-cell>
          <table:table-cell table:style-name="ce15" table:formula="of:=IF(OR([.I5]=&quot;Should Not Happen&quot;;[.I5]=&quot;Not Allowed&quot;); &quot;Illegal&quot;; IF([.I5]=&quot;Could Happen&quot;; &quot;Ignore&quot;; &quot;&quot;))">
            <text:p/>
          </table:table-cell>
          <table:table-cell table:style-name="ce17" table:content-validation-name="val1" office:value-type="string">
            <text:p>Could Happen</text:p>
          </table:table-cell>
          <table:table-cell table:style-name="ce15" table:formula="of:=IF(OR([.K5]=&quot;Should Not Happen&quot;;[.K5]=&quot;Not Allowed&quot;); &quot;Illegal&quot;; IF([.K5]=&quot;Could Happen&quot;; &quot;Ignore&quot;; &quot;&quot;))" office:value-type="string" office:string-value="Ignore">
            <text:p>Ignore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M5]=&quot;Should Not Happen&quot;;[.M5]=&quot;Not Allowed&quot;); &quot;Illegal&quot;; IF([.M5]=&quot;Could Happen&quot;; &quot;Ignore&quot;; &quot;&quot;))" office:value-type="string" office:string-value="Illegal">
            <text:p>Illegal</text:p>
          </table:table-cell>
          <table:table-cell table:style-name="ce16" table:content-validation-name="val1" office:value-type="string">
            <text:p>Normal</text:p>
          </table:table-cell>
          <table:table-cell table:style-name="ce15" table:formula="of:=IF(OR([.O5]=&quot;Should Not Happen&quot;;[.O5]=&quot;Not Allowed&quot;); &quot;Illegal&quot;; IF([.O5]=&quot;Could Happen&quot;; &quot;Ignore&quot;; &quot;&quot;))">
            <text:p/>
          </table:table-cell>
          <table:table-cell table:number-columns-repeated="1008"/>
        </table:table-row>
        <table:table-row table:style-name="ro2">
          <table:table-cell table:style-name="ce4" office:value-type="string">
            <text:p>AudChnlIntfForSesh</text:p>
          </table:table-cell>
          <table:table-cell table:style-name="ce8" office:value-type="string">
            <text:p>chnlJoining</text:p>
          </table:table-cell>
          <table:table-cell table:style-name="ce16" table:content-validation-name="val1" office:value-type="string">
            <text:p>Normal</text:p>
          </table:table-cell>
          <table:table-cell table:style-name="ce15" table:formula="of:=IF(OR([.C6]=&quot;Should Not Happen&quot;;[.C6]=&quot;Not Allowed&quot;); &quot;Illegal&quot;; IF([.C6]=&quot;Could Happen&quot;; &quot;Ignore&quot;; &quot;&quot;))">
            <text:p/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E6]=&quot;Should Not Happen&quot;;[.E6]=&quot;Not Allowed&quot;); &quot;Illegal&quot;; IF([.E6]=&quot;Could Happen&quot;; &quot;Ignore&quot;; &quot;&quot;))" office:value-type="string" office:string-value="Illegal">
            <text:p>Illegal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G6]=&quot;Should Not Happen&quot;;[.G6]=&quot;Not Allowed&quot;); &quot;Illegal&quot;; IF([.G6]=&quot;Could Happen&quot;; &quot;Ignore&quot;; &quot;&quot;))" office:value-type="string" office:string-value="Illegal">
            <text:p>Illegal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I6]=&quot;Should Not Happen&quot;;[.I6]=&quot;Not Allowed&quot;); &quot;Illegal&quot;; IF([.I6]=&quot;Could Happen&quot;; &quot;Ignore&quot;; &quot;&quot;))" office:value-type="string" office:string-value="Illegal">
            <text:p>Illegal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K6]=&quot;Should Not Happen&quot;;[.K6]=&quot;Not Allowed&quot;); &quot;Illegal&quot;; IF([.K6]=&quot;Could Happen&quot;; &quot;Ignore&quot;; &quot;&quot;))" office:value-type="string" office:string-value="Illegal">
            <text:p>Illegal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M6]=&quot;Should Not Happen&quot;;[.M6]=&quot;Not Allowed&quot;); &quot;Illegal&quot;; IF([.M6]=&quot;Could Happen&quot;; &quot;Ignore&quot;; &quot;&quot;))" office:value-type="string" office:string-value="Illegal">
            <text:p>Illegal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O6]=&quot;Should Not Happen&quot;;[.O6]=&quot;Not Allowed&quot;); &quot;Illegal&quot;; IF([.O6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AudChnlIntfForSesh</text:p>
          </table:table-cell>
          <table:table-cell table:style-name="ce8" office:value-type="string">
            <text:p>chnlJoined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C7]=&quot;Should Not Happen&quot;;[.C7]=&quot;Not Allowed&quot;); &quot;Illegal&quot;; IF([.C7]=&quot;Could Happen&quot;; &quot;Ignore&quot;; &quot;&quot;))" office:value-type="string" office:string-value="Illegal">
            <text:p>Illegal</text:p>
          </table:table-cell>
          <table:table-cell table:style-name="ce23" table:content-validation-name="val1" office:value-type="string">
            <text:p>Normal</text:p>
          </table:table-cell>
          <table:table-cell table:style-name="ce15" table:formula="of:=IF(OR([.E7]=&quot;Should Not Happen&quot;;[.E7]=&quot;Not Allowed&quot;); &quot;Illegal&quot;; IF([.E7]=&quot;Could Happen&quot;; &quot;Ignore&quot;; &quot;&quot;))">
            <text:p/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G7]=&quot;Should Not Happen&quot;;[.G7]=&quot;Not Allowed&quot;); &quot;Illegal&quot;; IF([.G7]=&quot;Could Happen&quot;; &quot;Ignore&quot;; &quot;&quot;))" office:value-type="string" office:string-value="Illegal">
            <text:p>Illegal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I7]=&quot;Should Not Happen&quot;;[.I7]=&quot;Not Allowed&quot;); &quot;Illegal&quot;; IF([.I7]=&quot;Could Happen&quot;; &quot;Ignore&quot;; &quot;&quot;))" office:value-type="string" office:string-value="Illegal">
            <text:p>Illegal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K7]=&quot;Should Not Happen&quot;;[.K7]=&quot;Not Allowed&quot;); &quot;Illegal&quot;; IF([.K7]=&quot;Could Happen&quot;; &quot;Ignore&quot;; &quot;&quot;))" office:value-type="string" office:string-value="Illegal">
            <text:p>Illegal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M7]=&quot;Should Not Happen&quot;;[.M7]=&quot;Not Allowed&quot;); &quot;Illegal&quot;; IF([.M7]=&quot;Could Happen&quot;; &quot;Ignore&quot;; &quot;&quot;))" office:value-type="string" office:string-value="Illegal">
            <text:p>Illegal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O7]=&quot;Should Not Happen&quot;;[.O7]=&quot;Not Allowed&quot;); &quot;Illegal&quot;; IF([.O7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AudChnlIntfForSesh</text:p>
          </table:table-cell>
          <table:table-cell table:style-name="ce9" office:value-type="string">
            <text:p>chnlJoinedFailed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C8]=&quot;Should Not Happen&quot;;[.C8]=&quot;Not Allowed&quot;); &quot;Illegal&quot;; IF([.C8]=&quot;Could Happen&quot;; &quot;Ignore&quot;; &quot;&quot;))" office:value-type="string" office:string-value="Illegal">
            <text:p>Illegal</text:p>
          </table:table-cell>
          <table:table-cell table:style-name="ce23" table:content-validation-name="val1" office:value-type="string">
            <text:p>Normal</text:p>
          </table:table-cell>
          <table:table-cell table:style-name="ce15" table:formula="of:=IF(OR([.E8]=&quot;Should Not Happen&quot;;[.E8]=&quot;Not Allowed&quot;); &quot;Illegal&quot;; IF([.E8]=&quot;Could Happen&quot;; &quot;Ignore&quot;; &quot;&quot;))">
            <text:p/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G8]=&quot;Should Not Happen&quot;;[.G8]=&quot;Not Allowed&quot;); &quot;Illegal&quot;; IF([.G8]=&quot;Could Happen&quot;; &quot;Ignore&quot;; &quot;&quot;))" office:value-type="string" office:string-value="Illegal">
            <text:p>Illegal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I8]=&quot;Should Not Happen&quot;;[.I8]=&quot;Not Allowed&quot;); &quot;Illegal&quot;; IF([.I8]=&quot;Could Happen&quot;; &quot;Ignore&quot;; &quot;&quot;))" office:value-type="string" office:string-value="Illegal">
            <text:p>Illegal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K8]=&quot;Should Not Happen&quot;;[.K8]=&quot;Not Allowed&quot;); &quot;Illegal&quot;; IF([.K8]=&quot;Could Happen&quot;; &quot;Ignore&quot;; &quot;&quot;))" office:value-type="string" office:string-value="Illegal">
            <text:p>Illegal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M8]=&quot;Should Not Happen&quot;;[.M8]=&quot;Not Allowed&quot;); &quot;Illegal&quot;; IF([.M8]=&quot;Could Happen&quot;; &quot;Ignore&quot;; &quot;&quot;))" office:value-type="string" office:string-value="Illegal">
            <text:p>Illegal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O8]=&quot;Should Not Happen&quot;;[.O8]=&quot;Not Allowed&quot;); &quot;Illegal&quot;; IF([.O8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AudChnlIntfForSesh</text:p>
          </table:table-cell>
          <table:table-cell table:style-name="ce8" office:value-type="string">
            <text:p>chnlRjcting</text:p>
          </table:table-cell>
          <table:table-cell table:style-name="ce16" table:content-validation-name="val1" office:value-type="string">
            <text:p>Normal</text:p>
          </table:table-cell>
          <table:table-cell table:style-name="ce15" table:formula="of:=IF(OR([.C9]=&quot;Should Not Happen&quot;;[.C9]=&quot;Not Allowed&quot;); &quot;Illegal&quot;; IF([.C9]=&quot;Could Happen&quot;; &quot;Ignore&quot;; &quot;&quot;))">
            <text:p/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E9]=&quot;Should Not Happen&quot;;[.E9]=&quot;Not Allowed&quot;); &quot;Illegal&quot;; IF([.E9]=&quot;Could Happen&quot;; &quot;Ignore&quot;; &quot;&quot;))" office:value-type="string" office:string-value="Illegal">
            <text:p>Illegal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G9]=&quot;Should Not Happen&quot;;[.G9]=&quot;Not Allowed&quot;); &quot;Illegal&quot;; IF([.G9]=&quot;Could Happen&quot;; &quot;Ignore&quot;; &quot;&quot;))" office:value-type="string" office:string-value="Illegal">
            <text:p>Illegal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I9]=&quot;Should Not Happen&quot;;[.I9]=&quot;Not Allowed&quot;); &quot;Illegal&quot;; IF([.I9]=&quot;Could Happen&quot;; &quot;Ignore&quot;; &quot;&quot;))" office:value-type="string" office:string-value="Illegal">
            <text:p>Illegal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K9]=&quot;Should Not Happen&quot;;[.K9]=&quot;Not Allowed&quot;); &quot;Illegal&quot;; IF([.K9]=&quot;Could Happen&quot;; &quot;Ignore&quot;; &quot;&quot;))" office:value-type="string" office:string-value="Illegal">
            <text:p>Illegal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M9]=&quot;Should Not Happen&quot;;[.M9]=&quot;Not Allowed&quot;); &quot;Illegal&quot;; IF([.M9]=&quot;Could Happen&quot;; &quot;Ignore&quot;; &quot;&quot;))" office:value-type="string" office:string-value="Illegal">
            <text:p>Illegal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O9]=&quot;Should Not Happen&quot;;[.O9]=&quot;Not Allowed&quot;); &quot;Illegal&quot;; IF([.O9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AudChnlIntfForSesh</text:p>
          </table:table-cell>
          <table:table-cell table:style-name="ce8" office:value-type="string">
            <text:p>chnlRjected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C10]=&quot;Should Not Happen&quot;;[.C10]=&quot;Not Allowed&quot;); &quot;Illegal&quot;; IF([.C10]=&quot;Could Happen&quot;; &quot;Ignore&quot;; &quot;&quot;))" office:value-type="string" office:string-value="Illegal">
            <text:p>Illegal</text:p>
          </table:table-cell>
          <table:table-cell table:style-name="ce23" table:content-validation-name="val1" office:value-type="string">
            <text:p>Normal</text:p>
          </table:table-cell>
          <table:table-cell table:style-name="ce15" table:formula="of:=IF(OR([.E10]=&quot;Should Not Happen&quot;;[.E10]=&quot;Not Allowed&quot;); &quot;Illegal&quot;; IF([.E10]=&quot;Could Happen&quot;; &quot;Ignore&quot;; &quot;&quot;))">
            <text:p/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G10]=&quot;Should Not Happen&quot;;[.G10]=&quot;Not Allowed&quot;); &quot;Illegal&quot;; IF([.G10]=&quot;Could Happen&quot;; &quot;Ignore&quot;; &quot;&quot;))" office:value-type="string" office:string-value="Illegal">
            <text:p>Illegal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I10]=&quot;Should Not Happen&quot;;[.I10]=&quot;Not Allowed&quot;); &quot;Illegal&quot;; IF([.I10]=&quot;Could Happen&quot;; &quot;Ignore&quot;; &quot;&quot;))" office:value-type="string" office:string-value="Illegal">
            <text:p>Illegal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K10]=&quot;Should Not Happen&quot;;[.K10]=&quot;Not Allowed&quot;); &quot;Illegal&quot;; IF([.K10]=&quot;Could Happen&quot;; &quot;Ignore&quot;; &quot;&quot;))" office:value-type="string" office:string-value="Illegal">
            <text:p>Illegal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M10]=&quot;Should Not Happen&quot;;[.M10]=&quot;Not Allowed&quot;); &quot;Illegal&quot;; IF([.M10]=&quot;Could Happen&quot;; &quot;Ignore&quot;; &quot;&quot;))" office:value-type="string" office:string-value="Illegal">
            <text:p>Illegal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O10]=&quot;Should Not Happen&quot;;[.O10]=&quot;Not Allowed&quot;); &quot;Illegal&quot;; IF([.O10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AudChnlIntfForSesh</text:p>
          </table:table-cell>
          <table:table-cell table:style-name="ce8" office:value-type="string">
            <text:p>chnlRjctFailed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C11]=&quot;Should Not Happen&quot;;[.C11]=&quot;Not Allowed&quot;); &quot;Illegal&quot;; IF([.C11]=&quot;Could Happen&quot;; &quot;Ignore&quot;; &quot;&quot;))" office:value-type="string" office:string-value="Illegal">
            <text:p>Illegal</text:p>
          </table:table-cell>
          <table:table-cell table:style-name="ce23" table:content-validation-name="val1" office:value-type="string">
            <text:p>Normal</text:p>
          </table:table-cell>
          <table:table-cell table:style-name="ce15" table:formula="of:=IF(OR([.E11]=&quot;Should Not Happen&quot;;[.E11]=&quot;Not Allowed&quot;); &quot;Illegal&quot;; IF([.E11]=&quot;Could Happen&quot;; &quot;Ignore&quot;; &quot;&quot;))">
            <text:p/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G11]=&quot;Should Not Happen&quot;;[.G11]=&quot;Not Allowed&quot;); &quot;Illegal&quot;; IF([.G11]=&quot;Could Happen&quot;; &quot;Ignore&quot;; &quot;&quot;))" office:value-type="string" office:string-value="Illegal">
            <text:p>Illegal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I11]=&quot;Should Not Happen&quot;;[.I11]=&quot;Not Allowed&quot;); &quot;Illegal&quot;; IF([.I11]=&quot;Could Happen&quot;; &quot;Ignore&quot;; &quot;&quot;))" office:value-type="string" office:string-value="Illegal">
            <text:p>Illegal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K11]=&quot;Should Not Happen&quot;;[.K11]=&quot;Not Allowed&quot;); &quot;Illegal&quot;; IF([.K11]=&quot;Could Happen&quot;; &quot;Ignore&quot;; &quot;&quot;))" office:value-type="string" office:string-value="Illegal">
            <text:p>Illegal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M11]=&quot;Should Not Happen&quot;;[.M11]=&quot;Not Allowed&quot;); &quot;Illegal&quot;; IF([.M11]=&quot;Could Happen&quot;; &quot;Ignore&quot;; &quot;&quot;))" office:value-type="string" office:string-value="Illegal">
            <text:p>Illegal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O11]=&quot;Should Not Happen&quot;;[.O11]=&quot;Not Allowed&quot;); &quot;Illegal&quot;; IF([.O11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AudChnlIntfForSesh</text:p>
          </table:table-cell>
          <table:table-cell table:style-name="ce8" office:value-type="string">
            <text:p>chnlLft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C12]=&quot;Should Not Happen&quot;;[.C12]=&quot;Not Allowed&quot;); &quot;Illegal&quot;; IF([.C12]=&quot;Could Happen&quot;; &quot;Ignore&quot;; &quot;&quot;))" office:value-type="string" office:string-value="Illegal">
            <text:p>Illegal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E12]=&quot;Should Not Happen&quot;;[.E12]=&quot;Not Allowed&quot;); &quot;Illegal&quot;; IF([.E12]=&quot;Could Happen&quot;; &quot;Ignore&quot;; &quot;&quot;))" office:value-type="string" office:string-value="Illegal">
            <text:p>Illegal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G12]=&quot;Should Not Happen&quot;;[.G12]=&quot;Not Allowed&quot;); &quot;Illegal&quot;; IF([.G12]=&quot;Could Happen&quot;; &quot;Ignore&quot;; &quot;&quot;))" office:value-type="string" office:string-value="Illegal">
            <text:p>Illegal</text:p>
          </table:table-cell>
          <table:table-cell table:style-name="ce16" table:content-validation-name="val1" office:value-type="string">
            <text:p>Normal</text:p>
          </table:table-cell>
          <table:table-cell table:style-name="ce15" table:formula="of:=IF(OR([.I12]=&quot;Should Not Happen&quot;;[.I12]=&quot;Not Allowed&quot;); &quot;Illegal&quot;; IF([.I12]=&quot;Could Happen&quot;; &quot;Ignore&quot;; &quot;&quot;))">
            <text:p/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K12]=&quot;Should Not Happen&quot;;[.K12]=&quot;Not Allowed&quot;); &quot;Illegal&quot;; IF([.K12]=&quot;Could Happen&quot;; &quot;Ignore&quot;; &quot;&quot;))" office:value-type="string" office:string-value="Illegal">
            <text:p>Illegal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M12]=&quot;Should Not Happen&quot;;[.M12]=&quot;Not Allowed&quot;); &quot;Illegal&quot;; IF([.M12]=&quot;Could Happen&quot;; &quot;Ignore&quot;; &quot;&quot;))" office:value-type="string" office:string-value="Illegal">
            <text:p>Illegal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O12]=&quot;Should Not Happen&quot;;[.O12]=&quot;Not Allowed&quot;); &quot;Illegal&quot;; IF([.O12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AudChnlIntfForSesh</text:p>
          </table:table-cell>
          <table:table-cell table:style-name="ce8" office:value-type="string">
            <text:p>chnlLvFailed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C13]=&quot;Should Not Happen&quot;;[.C13]=&quot;Not Allowed&quot;); &quot;Illegal&quot;; IF([.C13]=&quot;Could Happen&quot;; &quot;Ignore&quot;; &quot;&quot;))" office:value-type="string" office:string-value="Illegal">
            <text:p>Illegal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E13]=&quot;Should Not Happen&quot;;[.E13]=&quot;Not Allowed&quot;); &quot;Illegal&quot;; IF([.E13]=&quot;Could Happen&quot;; &quot;Ignore&quot;; &quot;&quot;))" office:value-type="string" office:string-value="Illegal">
            <text:p>Illegal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G13]=&quot;Should Not Happen&quot;;[.G13]=&quot;Not Allowed&quot;); &quot;Illegal&quot;; IF([.G13]=&quot;Could Happen&quot;; &quot;Ignore&quot;; &quot;&quot;))" office:value-type="string" office:string-value="Illegal">
            <text:p>Illegal</text:p>
          </table:table-cell>
          <table:table-cell table:style-name="ce16" table:content-validation-name="val1" office:value-type="string">
            <text:p>Normal</text:p>
          </table:table-cell>
          <table:table-cell table:style-name="ce15" table:formula="of:=IF(OR([.I13]=&quot;Should Not Happen&quot;;[.I13]=&quot;Not Allowed&quot;); &quot;Illegal&quot;; IF([.I13]=&quot;Could Happen&quot;; &quot;Ignore&quot;; &quot;&quot;))">
            <text:p/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K13]=&quot;Should Not Happen&quot;;[.K13]=&quot;Not Allowed&quot;); &quot;Illegal&quot;; IF([.K13]=&quot;Could Happen&quot;; &quot;Ignore&quot;; &quot;&quot;))" office:value-type="string" office:string-value="Illegal">
            <text:p>Illegal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M13]=&quot;Should Not Happen&quot;;[.M13]=&quot;Not Allowed&quot;); &quot;Illegal&quot;; IF([.M13]=&quot;Could Happen&quot;; &quot;Ignore&quot;; &quot;&quot;))" office:value-type="string" office:string-value="Illegal">
            <text:p>Illegal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O13]=&quot;Should Not Happen&quot;;[.O13]=&quot;Not Allowed&quot;); &quot;Illegal&quot;; IF([.O13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AudChnlIntfForSesh</text:p>
          </table:table-cell>
          <table:table-cell table:style-name="ce8" office:value-type="string">
            <text:p>chnlCmdRcved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C14]=&quot;Should Not Happen&quot;;[.C14]=&quot;Not Allowed&quot;); &quot;Illegal&quot;; IF([.C14]=&quot;Could Happen&quot;; &quot;Ignore&quot;; &quot;&quot;))" office:value-type="string" office:string-value="Illegal">
            <text:p>Illegal</text:p>
          </table:table-cell>
          <table:table-cell table:style-name="ce23" table:content-validation-name="val1" office:value-type="string">
            <text:p>Normal</text:p>
          </table:table-cell>
          <table:table-cell table:style-name="ce17" table:formula="of:=IF(OR([.E14]=&quot;Should Not Happen&quot;;[.E14]=&quot;Not Allowed&quot;); &quot;Illegal&quot;; IF([.E14]=&quot;Could Happen&quot;; &quot;Ignore&quot;; &quot;&quot;))">
            <text:p/>
          </table:table-cell>
          <table:table-cell table:style-name="ce23" table:content-validation-name="val1" office:value-type="string">
            <text:p>Normal</text:p>
          </table:table-cell>
          <table:table-cell table:style-name="ce15" table:formula="of:=IF(OR([.G14]=&quot;Should Not Happen&quot;;[.G14]=&quot;Not Allowed&quot;); &quot;Illegal&quot;; IF([.G14]=&quot;Could Happen&quot;; &quot;Ignore&quot;; &quot;&quot;))">
            <text:p/>
          </table:table-cell>
          <table:table-cell table:style-name="ce15" table:content-validation-name="val1" office:value-type="string">
            <text:p>Could Happen</text:p>
          </table:table-cell>
          <table:table-cell table:style-name="ce15" table:formula="of:=IF(OR([.I14]=&quot;Should Not Happen&quot;;[.I14]=&quot;Not Allowed&quot;); &quot;Illegal&quot;; IF([.I14]=&quot;Could Happen&quot;; &quot;Ignore&quot;; &quot;&quot;))" office:value-type="string" office:string-value="Ignore">
            <text:p>Ignore</text:p>
          </table:table-cell>
          <table:table-cell table:style-name="ce15" table:content-validation-name="val1" office:value-type="string">
            <text:p>Could Happen</text:p>
          </table:table-cell>
          <table:table-cell table:style-name="ce15" table:formula="of:=IF(OR([.K14]=&quot;Should Not Happen&quot;;[.K14]=&quot;Not Allowed&quot;); &quot;Illegal&quot;; IF([.K14]=&quot;Could Happen&quot;; &quot;Ignore&quot;; &quot;&quot;))" office:value-type="string" office:string-value="Ignore">
            <text:p>Ignore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M14]=&quot;Should Not Happen&quot;;[.M14]=&quot;Not Allowed&quot;); &quot;Illegal&quot;; IF([.M14]=&quot;Could Happen&quot;; &quot;Ignore&quot;; &quot;&quot;))" office:value-type="string" office:string-value="Illegal">
            <text:p>Illegal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O14]=&quot;Should Not Happen&quot;;[.O14]=&quot;Not Allowed&quot;); &quot;Illegal&quot;; IF([.O14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AudChnlIntfForSesh</text:p>
          </table:table-cell>
          <table:table-cell table:style-name="ce10" office:value-type="string">
            <text:p>chnlDscned</text:p>
          </table:table-cell>
          <table:table-cell table:style-name="ce18" table:content-validation-name="val1" office:value-type="string">
            <text:p>Normal</text:p>
          </table:table-cell>
          <table:table-cell table:style-name="ce22" table:formula="of:=IF(OR([.C15]=&quot;Should Not Happen&quot;;[.C15]=&quot;Not Allowed&quot;); &quot;Illegal&quot;; IF([.C15]=&quot;Could Happen&quot;; &quot;Ignore&quot;; &quot;&quot;))">
            <text:p/>
          </table:table-cell>
          <table:table-cell table:style-name="ce18" table:content-validation-name="val1" office:value-type="string">
            <text:p>Normal</text:p>
          </table:table-cell>
          <table:table-cell table:style-name="ce22" table:formula="of:=IF(OR([.E15]=&quot;Should Not Happen&quot;;[.E15]=&quot;Not Allowed&quot;); &quot;Illegal&quot;; IF([.E15]=&quot;Could Happen&quot;; &quot;Ignore&quot;; &quot;&quot;))">
            <text:p/>
          </table:table-cell>
          <table:table-cell table:style-name="ce18" table:content-validation-name="val1" office:value-type="string">
            <text:p>Normal</text:p>
          </table:table-cell>
          <table:table-cell table:style-name="ce22" table:formula="of:=IF(OR([.G15]=&quot;Should Not Happen&quot;;[.G15]=&quot;Not Allowed&quot;); &quot;Illegal&quot;; IF([.G15]=&quot;Could Happen&quot;; &quot;Ignore&quot;; &quot;&quot;))">
            <text:p/>
          </table:table-cell>
          <table:table-cell table:style-name="ce18" table:content-validation-name="val1" office:value-type="string">
            <text:p>Normal</text:p>
          </table:table-cell>
          <table:table-cell table:style-name="ce22" table:formula="of:=IF(OR([.I15]=&quot;Should Not Happen&quot;;[.I15]=&quot;Not Allowed&quot;); &quot;Illegal&quot;; IF([.I15]=&quot;Could Happen&quot;; &quot;Ignore&quot;; &quot;&quot;))">
            <text:p/>
          </table:table-cell>
          <table:table-cell table:style-name="ce18" table:content-validation-name="val1" office:value-type="string">
            <text:p>Normal</text:p>
          </table:table-cell>
          <table:table-cell table:style-name="ce22" table:formula="of:=IF(OR([.K15]=&quot;Should Not Happen&quot;;[.K15]=&quot;Not Allowed&quot;); &quot;Illegal&quot;; IF([.K15]=&quot;Could Happen&quot;; &quot;Ignore&quot;; &quot;&quot;))">
            <text:p/>
          </table:table-cell>
          <table:table-cell table:style-name="ce22" table:content-validation-name="val1" office:value-type="string">
            <text:p>Should Not Happen</text:p>
          </table:table-cell>
          <table:table-cell table:style-name="ce22" table:formula="of:=IF(OR([.M15]=&quot;Should Not Happen&quot;;[.M15]=&quot;Not Allowed&quot;); &quot;Illegal&quot;; IF([.M15]=&quot;Could Happen&quot;; &quot;Ignore&quot;; &quot;&quot;))" office:value-type="string" office:string-value="Illegal">
            <text:p>Illegal</text:p>
          </table:table-cell>
          <table:table-cell table:style-name="ce18" table:content-validation-name="val1" office:value-type="string">
            <text:p>Normal</text:p>
          </table:table-cell>
          <table:table-cell table:style-name="ce22" table:formula="of:=IF(OR([.O15]=&quot;Should Not Happen&quot;;[.O15]=&quot;Not Allowed&quot;); &quot;Illegal&quot;; IF([.O15]=&quot;Could Happen&quot;; &quot;Ignore&quot;; &quot;&quot;))">
            <text:p/>
          </table:table-cell>
          <table:table-cell table:number-columns-repeated="1008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/>
          <table:table-cell table:style-name="ce12"/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12"/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12"/>
          <table:table-cell table:number-columns-repeated="1022"/>
        </table:table-row>
        <table:table-row table:style-name="ro4" table:number-rows-repeated="104855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heckMethods" table:style-name="ta1">
        <table:table-column-group table:display="false">
          <table:table-column table:style-name="co3" table:visibility="collapse" table:default-cell-style-name="ce4"/>
        </table:table-column-group>
        <table:table-column table:style-name="co9" table:default-cell-style-name="ce8"/>
        <table:table-column-group table:display="false">
          <table:table-column table:style-name="co4" table:visibility="collapse" table:default-cell-style-name="ce17"/>
        </table:table-column-group>
        <table:table-column table:style-name="co5" table:default-cell-style-name="ce15"/>
        <table:table-column-group table:display="false">
          <table:table-column table:style-name="co4" table:visibility="collapse" table:default-cell-style-name="ce23"/>
        </table:table-column-group>
        <table:table-column table:style-name="co5" table:default-cell-style-name="ce15"/>
        <table:table-column-group table:display="false">
          <table:table-column table:style-name="co4" table:visibility="collapse" table:default-cell-style-name="ce17"/>
        </table:table-column-group>
        <table:table-column table:style-name="co5" table:default-cell-style-name="ce15"/>
        <table:table-column-group table:display="false">
          <table:table-column table:style-name="co4" table:visibility="collapse" table:default-cell-style-name="ce17"/>
        </table:table-column-group>
        <table:table-column table:style-name="co5" table:default-cell-style-name="ce15"/>
        <table:table-column-group table:display="false">
          <table:table-column table:style-name="co4" table:visibility="collapse" table:default-cell-style-name="ce17"/>
        </table:table-column-group>
        <table:table-column table:style-name="co8" table:default-cell-style-name="ce15"/>
        <table:table-column-group table:display="false">
          <table:table-column table:style-name="co4" table:visibility="collapse" table:default-cell-style-name="ce17"/>
        </table:table-column-group>
        <table:table-column table:style-name="co5" table:default-cell-style-name="ce15"/>
        <table:table-column-group table:display="false">
          <table:table-column table:style-name="co4" table:visibility="collapse" table:default-cell-style-name="ce17"/>
        </table:table-column-group>
        <table:table-column table:style-name="co5" table:default-cell-style-name="ce15"/>
        <table:table-column table:style-name="co7" table:default-cell-style-name="Default"/>
        <table:table-column table:style-name="co10" table:default-cell-style-name="Default"/>
        <table:table-column-group>
          <table:table-column table:style-name="co11" table:default-cell-style-name="Default"/>
          <table:table-column table:style-name="co12" table:default-cell-style-name="Default"/>
          <table:table-column table:style-name="co7" table:default-cell-style-name="Default"/>
        </table:table-column-group>
        <table:table-column-group>
          <table:table-column table:style-name="co13" table:default-cell-style-name="Default"/>
          <table:table-column table:style-name="co12" table:default-cell-style-name="Default"/>
          <table:table-column table:style-name="co7" table:default-cell-style-name="Default"/>
        </table:table-column-group>
        <table:table-column-group>
          <table:table-column table:style-name="co14" table:default-cell-style-name="Default"/>
          <table:table-column table:style-name="co12" table:default-cell-style-name="Default"/>
          <table:table-column table:style-name="co15" table:default-cell-style-name="Default"/>
        </table:table-column-group>
        <table:table-column-group>
          <table:table-column table:style-name="co16" table:default-cell-style-name="Default"/>
          <table:table-column table:style-name="co12" table:default-cell-style-name="Default"/>
          <table:table-column table:style-name="co7" table:default-cell-style-name="Default"/>
        </table:table-column-group>
        <table:table-column-group>
          <table:table-column table:style-name="co17" table:default-cell-style-name="Default"/>
          <table:table-column table:style-name="co18" table:default-cell-style-name="Default"/>
          <table:table-column table:style-name="co15" table:default-cell-style-name="Default"/>
        </table:table-column-group>
        <table:table-column-group>
          <table:table-column table:style-name="co19" table:default-cell-style-name="Default"/>
          <table:table-column table:style-name="co12" table:default-cell-style-name="Default"/>
          <table:table-column table:style-name="co15" table:default-cell-style-name="Default"/>
        </table:table-column-group>
        <table:table-column-group>
          <table:table-column table:style-name="co20" table:default-cell-style-name="Default"/>
          <table:table-column table:style-name="co12" table:default-cell-style-name="Default"/>
          <table:table-column table:style-name="co15" table:default-cell-style-name="Default"/>
        </table:table-column-group>
        <table:table-column table:style-name="co15" table:default-cell-style-name="Default"/>
        <table:table-column table:style-name="co7" table:default-cell-style-name="Default"/>
        <table:table-row table:style-name="ro3">
          <table:table-cell table:style-name="ce3" table:formula="of:=[$channel.$A$1]" office:value-type="string" office:string-value="Interface" table:number-columns-spanned="1" table:number-rows-spanned="2">
            <text:p>Interface</text:p>
          </table:table-cell>
          <table:table-cell table:style-name="ce7" table:formula="of:=[$channel.$B$1]" office:value-type="string" office:string-value="Method" table:number-columns-spanned="1" table:number-rows-spanned="2">
            <text:p>Method</text:p>
          </table:table-cell>
          <table:table-cell table:style-name="ce13" table:formula="of:=[$channel.$C$1]" office:value-type="string" office:string-value="init" table:number-columns-spanned="2" table:number-rows-spanned="1">
            <text:p>init</text:p>
          </table:table-cell>
          <table:covered-table-cell table:style-name="ce19"/>
          <table:table-cell table:style-name="ce13" table:formula="of:=[$channel.$E$1]" office:value-type="string" office:string-value="joining" table:number-columns-spanned="2" table:number-rows-spanned="1">
            <text:p>joining</text:p>
          </table:table-cell>
          <table:covered-table-cell table:style-name="ce19"/>
          <table:table-cell table:style-name="ce13" table:formula="of:=[$channel.$G$1]" office:value-type="string" office:string-value="joined" table:number-columns-spanned="2" table:number-rows-spanned="1">
            <text:p>joined</text:p>
          </table:table-cell>
          <table:covered-table-cell table:style-name="ce19"/>
          <table:table-cell table:style-name="ce13" table:formula="of:=[$channel.$I$1]" office:value-type="string" office:string-value="lving" table:number-columns-spanned="2" table:number-rows-spanned="1">
            <text:p>lving</text:p>
          </table:table-cell>
          <table:covered-table-cell table:style-name="ce19"/>
          <table:table-cell table:style-name="ce13" table:formula="of:=[$channel.$K$1]" office:value-type="string" office:string-value="clsed" table:number-columns-spanned="2" table:number-rows-spanned="1">
            <text:p>clsed</text:p>
          </table:table-cell>
          <table:covered-table-cell table:style-name="ce19"/>
          <table:table-cell table:style-name="ce13" table:formula="of:=[$channel.$M$1]" office:value-type="string" office:string-value="dscned" table:number-columns-spanned="2" table:number-rows-spanned="1">
            <text:p>dscned</text:p>
          </table:table-cell>
          <table:covered-table-cell table:style-name="ce19"/>
          <table:table-cell table:style-name="ce13" table:formula="of:=[$channel.$O$1]" office:value-type="string" office:string-value="rjcting" table:number-columns-spanned="2" table:number-rows-spanned="1">
            <text:p>rjcting</text:p>
          </table:table-cell>
          <table:covered-table-cell table:style-name="ce19"/>
          <table:table-cell table:number-columns-repeated="25"/>
        </table:table-row>
        <table:table-row table:style-name="ro3">
          <table:covered-table-cell table:style-name="ce3"/>
          <table:covered-table-cell table:style-name="ce7"/>
          <table:table-cell table:style-name="ce14" table:formula="of:=[$channel.$C$2]" office:value-type="string" office:string-value="leggality">
            <text:p>leggality</text:p>
          </table:table-cell>
          <table:table-cell table:style-name="ce14" table:formula="of:=[$channel.$D$2]" office:value-type="string" office:string-value="excp">
            <text:p>excp</text:p>
          </table:table-cell>
          <table:table-cell table:style-name="ce14" table:formula="of:=[$channel.$E$2]" office:value-type="string" office:string-value="leggality">
            <text:p>leggality</text:p>
          </table:table-cell>
          <table:table-cell table:style-name="ce14" table:formula="of:=[$channel.$F$2]" office:value-type="string" office:string-value="excp">
            <text:p>excp</text:p>
          </table:table-cell>
          <table:table-cell table:style-name="ce14" table:formula="of:=[$channel.$G$2]" office:value-type="string" office:string-value="leggality">
            <text:p>leggality</text:p>
          </table:table-cell>
          <table:table-cell table:style-name="ce14" table:formula="of:=[$channel.$H$2]" office:value-type="string" office:string-value="excp">
            <text:p>excp</text:p>
          </table:table-cell>
          <table:table-cell table:style-name="ce14" table:formula="of:=[$channel.$I$2]" office:value-type="string" office:string-value="leggality">
            <text:p>leggality</text:p>
          </table:table-cell>
          <table:table-cell table:style-name="ce14" table:formula="of:=[$channel.$J$2]" office:value-type="string" office:string-value="excp">
            <text:p>excp</text:p>
          </table:table-cell>
          <table:table-cell table:style-name="ce14" table:formula="of:=[$channel.$K$2]" office:value-type="string" office:string-value="leggality">
            <text:p>leggality</text:p>
          </table:table-cell>
          <table:table-cell table:style-name="ce14" table:formula="of:=[$channel.$L$2]" office:value-type="string" office:string-value="excp">
            <text:p>excp</text:p>
          </table:table-cell>
          <table:table-cell table:style-name="ce14" table:formula="of:=[$channel.$M$2]" office:value-type="string" office:string-value="leggality">
            <text:p>leggality</text:p>
          </table:table-cell>
          <table:table-cell table:style-name="ce14" table:formula="of:=[$channel.$N$2]" office:value-type="string" office:string-value="excp">
            <text:p>excp</text:p>
          </table:table-cell>
          <table:table-cell table:style-name="ce14" table:formula="of:=[$channel.$O$2]" office:value-type="string" office:string-value="leggality">
            <text:p>leggality</text:p>
          </table:table-cell>
          <table:table-cell table:style-name="ce14" table:formula="of:=[$channel.$P$2]" office:value-type="string" office:string-value="excp">
            <text:p>excp</text:p>
          </table:table-cell>
          <table:table-cell table:number-columns-repeated="25"/>
        </table:table-row>
        <table:table-row table:style-name="ro3">
          <table:table-cell table:formula="of:=[$channel.$A$3]" office:value-type="string" office:string-value="AudChnlIntfForView">
            <text:p>AudChnlIntfForView</text:p>
          </table:table-cell>
          <table:table-cell table:style-name="ce4" table:formula="of:=[$channel.$B$3]" office:value-type="string" office:string-value="lvChnl">
            <text:p>lvChnl</text:p>
          </table:table-cell>
          <table:table-cell table:style-name="ce15" table:content-validation-name="val1" table:formula="of:=[$channel.$C$3]" office:value-type="string" office:string-value="Not Allowed">
            <text:p>Not Allowed</text:p>
          </table:table-cell>
          <table:table-cell table:formula="of:=[$channel.$D$3]" office:value-type="string" office:string-value="Illegal">
            <text:p>Illegal</text:p>
          </table:table-cell>
          <table:table-cell table:style-name="ce15" table:content-validation-name="val1" table:formula="of:=[$channel.$E$3]" office:value-type="string" office:string-value="Not Allowed">
            <text:p>Not Allowed</text:p>
          </table:table-cell>
          <table:table-cell table:formula="of:=[$channel.$F$3]" office:value-type="string" office:string-value="Illegal">
            <text:p>Illegal</text:p>
          </table:table-cell>
          <table:table-cell table:style-name="ce23" table:content-validation-name="val1" table:formula="of:=[$channel.$G$3]" office:value-type="string" office:string-value="Allowed">
            <text:p>Allowed</text:p>
          </table:table-cell>
          <table:table-cell table:formula="of:=[$channel.$H$3]">
            <text:p/>
          </table:table-cell>
          <table:table-cell table:style-name="ce15" table:content-validation-name="val1" table:formula="of:=[$channel.$I$3]" office:value-type="string" office:string-value="Not Allowed">
            <text:p>Not Allowed</text:p>
          </table:table-cell>
          <table:table-cell table:formula="of:=[$channel.$J$3]" office:value-type="string" office:string-value="Illegal">
            <text:p>Illegal</text:p>
          </table:table-cell>
          <table:table-cell table:style-name="ce15" table:content-validation-name="val1" table:formula="of:=[$channel.$K$3]" office:value-type="string" office:string-value="Not Allowed">
            <text:p>Not Allowed</text:p>
          </table:table-cell>
          <table:table-cell table:formula="of:=[$channel.$L$3]" office:value-type="string" office:string-value="Illegal">
            <text:p>Illegal</text:p>
          </table:table-cell>
          <table:table-cell table:style-name="ce15" table:content-validation-name="val1" table:formula="of:=[$channel.$M$3]" office:value-type="string" office:string-value="Not Allowed">
            <text:p>Not Allowed</text:p>
          </table:table-cell>
          <table:table-cell table:formula="of:=[$channel.$N$3]" office:value-type="string" office:string-value="Illegal">
            <text:p>Illegal</text:p>
          </table:table-cell>
          <table:table-cell table:style-name="ce15" table:content-validation-name="val1" table:formula="of:=[$channel.$O$3]" office:value-type="string" office:string-value="Not Allowed">
            <text:p>Not Allowed</text:p>
          </table:table-cell>
          <table:table-cell table:formula="of:=[$channel.$P$3]" office:value-type="string" office:string-value="Illegal">
            <text:p>Illegal</text:p>
          </table:table-cell>
          <table:table-cell/>
          <table:table-cell table:formula="of:=&quot;void checkStatus&quot;&amp;[.B3]&amp;&quot;(){&quot;" office:value-type="string" office:string-value="void checkStatuslvChnl(){">
            <text:p>void checkStatuslvChnl(){</text:p>
          </table:table-cell>
          <table:table-cell table:formula="of:=&quot;if(chnlStatus == Status.&quot;&amp;[.C$1]&amp;&quot;){&quot;" office:value-type="string" office:string-value="if(chnlStatus == Status.init){">
            <text:p>if(chnlStatus == Status.init){</text:p>
          </table:table-cell>
          <table:table-cell table:formula="of:=IF([.D3]=&quot;Illegal&quot;; &quot;throw new CumExcpIllegalChnlState(chnlName, chnlStatus.name());&quot;;IF([.D3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E$1]&amp;&quot;){&quot;" office:value-type="string" office:string-value="else if(chnlStatus == Status.joining){">
            <text:p>else if(chnlStatus == Status.joining){</text:p>
          </table:table-cell>
          <table:table-cell table:formula="of:=IF([.F3]=&quot;Illegal&quot;; &quot;throw new CumExcpIllegalChnlState(chnlName, chnlStatus.name());&quot;;IF([.F3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G$1]&amp;&quot;){&quot;" office:value-type="string" office:string-value="else if(chnlStatus == Status.joined){">
            <text:p>else if(chnlStatus == Status.joined){</text:p>
          </table:table-cell>
          <table:table-cell table:formula="of:=IF([.H3]=&quot;Illegal&quot;; &quot;throw new CumExcpIllegalChnlState(chnlName, chnlStatus.name());&quot;;IF([.H3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I$1]&amp;&quot;){&quot;" office:value-type="string" office:string-value="else if(chnlStatus == Status.lving){">
            <text:p>else if(chnlStatus == Status.lving){</text:p>
          </table:table-cell>
          <table:table-cell table:formula="of:=IF([.J3]=&quot;Illegal&quot;; &quot;throw new CumExcpIllegalChnlState(chnlName, chnlStatus.name());&quot;;IF([.J3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K$1]&amp;&quot;){&quot;" office:value-type="string" office:string-value="else if(chnlStatus == Status.clsed){">
            <text:p>else if(chnlStatus == Status.clsed){</text:p>
          </table:table-cell>
          <table:table-cell table:formula="of:=IF([.L3]=&quot;Illegal&quot;; &quot;throw new CumExcpIllegalChnlState(chnlName, chnlStatus.name());&quot;;IF([.L3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M$1]&amp;&quot;){&quot;" office:value-type="string" office:string-value="else if(chnlStatus == Status.dscned){">
            <text:p>else if(chnlStatus == Status.dscned){</text:p>
          </table:table-cell>
          <table:table-cell table:formula="of:=IF([.N3]=&quot;Illegal&quot;; &quot;throw new CumExcpIllegalChnlState(chnlName, chnlStatus.name());&quot;;IF([.N3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O$1]&amp;&quot;){&quot;" office:value-type="string" office:string-value="else if(chnlStatus == Status.rjcting){">
            <text:p>else if(chnlStatus == Status.rjcting){</text:p>
          </table:table-cell>
          <table:table-cell table:formula="of:=IF([.P3]=&quot;Illegal&quot;; &quot;throw new CumExcpIllegalChnlState(chnlName, chnlStatus.name());&quot;;IF([.P3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table:number-columns-repeated="2" office:value-type="string">
            <text:p>}</text:p>
          </table:table-cell>
          <table:table-cell table:formula="of:=CONCATENATE([.R3];[.S3];[.T3];[.U3];[.V3];[.W3];[.X3];[.Y3];[.Z3];[.AA3];[.AB3];[.AC3];[.AD3];[.AE3];[.AF3];[.AG3];[.AH3];[.AI3];[.AJ3];[.AK3];[.AL3];[.AM3];[.AN3])" office:value-type="string" office:string-value="void checkStatuslvChnl(){if(chnlStatus == Status.init){throw new CumExcpIllegalChnlState(chnlName, chnlStatus.name());}else if(chnlStatus == Status.joining){throw new CumExcpIllegalChnlState(chnlName, chnlStatus.name());}else if(chnlStatus == Status.joined){}else if(chnlStatus == Status.lving){throw new CumExcpIllegalChnlState(chnlName, chnlStatus.name());}else if(chnlStatus == Status.clsed){throw new CumExcpIllegalChnlState(chnlName, chnlStatus.name());}else if(chnlStatus == Status.dscned){throw new CumExcpIllegalChnlState(chnlName, chnlStatus.name());}else if(chnlStatus == Status.rjcting){throw new CumExcpIllegalChnlState(chnlName, chnlStatus.name());}}">
            <text:p>void checkStatuslvChnl(){if(chnlStatus == Status.init){throw new CumExcpIllegalChnlState(chnlName, chnlStatus.name());}else if(chnlStatus == Status.joining){throw new CumExcpIllegalChnlState(chnlName, chnlStatus.name());}else if(chnlStatus == Status.joined){}else if(chnlStatus == Status.lving){throw new CumExcpIllegalChnlState(chnlName, chnlStatus.name());}else if(chnlStatus == Status.clsed){throw new CumExcpIllegalChnlState(chnlName, chnlStatus.name());}else if(chnlStatus == Status.dscned){throw new CumExcpIllegalChnlState(chnlName, chnlStatus.name());}else if(chnlStatus == Status.rjcting){throw new CumExcpIllegalChnlState(chnlName, chnlStatus.name());}}</text:p>
          </table:table-cell>
        </table:table-row>
        <table:table-row table:style-name="ro3">
          <table:table-cell table:formula="of:=[$channel.$A$4]" office:value-type="string" office:string-value="AudChnlIntfForSesh">
            <text:p>AudChnlIntfForSesh</text:p>
          </table:table-cell>
          <table:table-cell table:formula="of:=[$channel.$B$4]" office:value-type="string" office:string-value="chnlClsed">
            <text:p>chnlClsed</text:p>
          </table:table-cell>
          <table:table-cell table:style-name="ce16" table:content-validation-name="val1" table:formula="of:=[$channel.$C$4]" office:value-type="string" office:string-value="Normal">
            <text:p>Normal</text:p>
          </table:table-cell>
          <table:table-cell table:formula="of:=[$channel.$D$4]">
            <text:p/>
          </table:table-cell>
          <table:table-cell table:style-name="ce16" table:content-validation-name="val1" table:formula="of:=[$channel.$E$4]" office:value-type="string" office:string-value="Normal">
            <text:p>Normal</text:p>
          </table:table-cell>
          <table:table-cell table:style-name="ce17" table:formula="of:=[$channel.$F$4]">
            <text:p/>
          </table:table-cell>
          <table:table-cell table:style-name="ce16" table:content-validation-name="val1" table:formula="of:=[$channel.$G$4]" office:value-type="string" office:string-value="Normal">
            <text:p>Normal</text:p>
          </table:table-cell>
          <table:table-cell table:formula="of:=[$channel.$H$4]">
            <text:p/>
          </table:table-cell>
          <table:table-cell table:style-name="ce16" table:content-validation-name="val1" table:formula="of:=[$channel.$I$4]" office:value-type="string" office:string-value="Normal">
            <text:p>Normal</text:p>
          </table:table-cell>
          <table:table-cell table:formula="of:=[$channel.$J$4]">
            <text:p/>
          </table:table-cell>
          <table:table-cell table:style-name="ce16" table:content-validation-name="val1" table:formula="of:=[$channel.$K$4]" office:value-type="string" office:string-value="Should Not Happen">
            <text:p>Should Not Happen</text:p>
          </table:table-cell>
          <table:table-cell table:formula="of:=[$channel.$L$4]" office:value-type="string" office:string-value="Illegal">
            <text:p>Illegal</text:p>
          </table:table-cell>
          <table:table-cell table:content-validation-name="val1" table:formula="of:=[$channel.$M$4]" office:value-type="string" office:string-value="Should Not Happen">
            <text:p>Should Not Happen</text:p>
          </table:table-cell>
          <table:table-cell table:formula="of:=[$channel.$N$4]" office:value-type="string" office:string-value="Illegal">
            <text:p>Illegal</text:p>
          </table:table-cell>
          <table:table-cell table:style-name="ce16" table:content-validation-name="val1" table:formula="of:=[$channel.$O$4]" office:value-type="string" office:string-value="Normal">
            <text:p>Normal</text:p>
          </table:table-cell>
          <table:table-cell table:formula="of:=[$channel.$P$4]">
            <text:p/>
          </table:table-cell>
          <table:table-cell/>
          <table:table-cell table:formula="of:=&quot;void checkStatus&quot;&amp;[.B4]&amp;&quot;(){&quot;" office:value-type="string" office:string-value="void checkStatuschnlClsed(){">
            <text:p>void checkStatuschnlClsed(){</text:p>
          </table:table-cell>
          <table:table-cell table:formula="of:=&quot;if(chnlStatus == Status.&quot;&amp;[.C$1]&amp;&quot;){&quot;" office:value-type="string" office:string-value="if(chnlStatus == Status.init){">
            <text:p>if(chnlStatus == Status.init){</text:p>
          </table:table-cell>
          <table:table-cell table:formula="of:=IF([.D4]=&quot;Illegal&quot;; &quot;throw new CumExcpIllegalChnlState(chnlName, chnlStatus.name());&quot;;IF([.D4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E$1]&amp;&quot;){&quot;" office:value-type="string" office:string-value="else if(chnlStatus == Status.joining){">
            <text:p>else if(chnlStatus == Status.joining){</text:p>
          </table:table-cell>
          <table:table-cell table:formula="of:=IF([.F4]=&quot;Illegal&quot;; &quot;throw new CumExcpIllegalChnlState(chnlName, chnlStatus.name());&quot;;IF([.F4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G$1]&amp;&quot;){&quot;" office:value-type="string" office:string-value="else if(chnlStatus == Status.joined){">
            <text:p>else if(chnlStatus == Status.joined){</text:p>
          </table:table-cell>
          <table:table-cell table:formula="of:=IF([.H4]=&quot;Illegal&quot;; &quot;throw new CumExcpIllegalChnlState(chnlName, chnlStatus.name());&quot;;IF([.H4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I$1]&amp;&quot;){&quot;" office:value-type="string" office:string-value="else if(chnlStatus == Status.lving){">
            <text:p>else if(chnlStatus == Status.lving){</text:p>
          </table:table-cell>
          <table:table-cell table:formula="of:=IF([.J4]=&quot;Illegal&quot;; &quot;throw new CumExcpIllegalChnlState(chnlName, chnlStatus.name());&quot;;IF([.J4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K$1]&amp;&quot;){&quot;" office:value-type="string" office:string-value="else if(chnlStatus == Status.clsed){">
            <text:p>else if(chnlStatus == Status.clsed){</text:p>
          </table:table-cell>
          <table:table-cell table:formula="of:=IF([.L4]=&quot;Illegal&quot;; &quot;throw new CumExcpIllegalChnlState(chnlName, chnlStatus.name());&quot;;IF([.L4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M$1]&amp;&quot;){&quot;" office:value-type="string" office:string-value="else if(chnlStatus == Status.dscned){">
            <text:p>else if(chnlStatus == Status.dscned){</text:p>
          </table:table-cell>
          <table:table-cell table:formula="of:=IF([.N4]=&quot;Illegal&quot;; &quot;throw new CumExcpIllegalChnlState(chnlName, chnlStatus.name());&quot;;IF([.N4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O$1]&amp;&quot;){&quot;" office:value-type="string" office:string-value="else if(chnlStatus == Status.rjcting){">
            <text:p>else if(chnlStatus == Status.rjcting){</text:p>
          </table:table-cell>
          <table:table-cell table:formula="of:=IF([.P4]=&quot;Illegal&quot;; &quot;throw new CumExcpIllegalChnlState(chnlName, chnlStatus.name());&quot;;IF([.P4]=&quot;Ignore&quot;; &quot;throw new CumExcpIgnoreChnlState(chnlName, chnlStatus.name());&quot;; &quot;&quot;))">
            <text:p/>
          </table:table-cell>
          <table:table-cell table:number-columns-repeated="2" office:value-type="string">
            <text:p>}</text:p>
          </table:table-cell>
          <table:table-cell table:formula="of:=CONCATENATE([.R4];[.S4];[.T4];[.U4];[.V4];[.W4];[.X4];[.Y4];[.Z4];[.AA4];[.AB4];[.AC4];[.AD4];[.AE4];[.AF4];[.AG4];[.AH4];[.AI4];[.AJ4];[.AK4];[.AL4];[.AM4];[.AN4])" office:value-type="string" office:string-value="void checkStatuschnlClsed(){if(chnlStatus == Status.init){}else if(chnlStatus == Status.joining){}else if(chnlStatus == Status.joined){}else if(chnlStatus == Status.lving){}else if(chnlStatus == Status.clsed){throw new CumExcpIllegalChnlState(chnlName, chnlStatus.name());}else if(chnlStatus == Status.dscned){throw new CumExcpIllegalChnlState(chnlName, chnlStatus.name());}else if(chnlStatus == Status.rjcting){}}">
            <text:p>void checkStatuschnlClsed(){if(chnlStatus == Status.init){}else if(chnlStatus == Status.joining){}else if(chnlStatus == Status.joined){}else if(chnlStatus == Status.lving){}else if(chnlStatus == Status.clsed){throw new CumExcpIllegalChnlState(chnlName, chnlStatus.name());}else if(chnlStatus == Status.dscned){throw new CumExcpIllegalChnlState(chnlName, chnlStatus.name());}else if(chnlStatus == Status.rjcting){}}</text:p>
          </table:table-cell>
        </table:table-row>
        <table:table-row table:style-name="ro3">
          <table:table-cell table:formula="of:=[$channel.$A$5]" office:value-type="string" office:string-value="AudChnlIntfForSesh">
            <text:p>AudChnlIntfForSesh</text:p>
          </table:table-cell>
          <table:table-cell table:formula="of:=[$channel.$B$5]" office:value-type="string" office:string-value="seshClsed">
            <text:p>seshClsed</text:p>
          </table:table-cell>
          <table:table-cell table:style-name="ce16" table:content-validation-name="val1" table:formula="of:=[$channel.$C$5]" office:value-type="string" office:string-value="Normal">
            <text:p>Normal</text:p>
          </table:table-cell>
          <table:table-cell table:formula="of:=[$channel.$D$5]">
            <text:p/>
          </table:table-cell>
          <table:table-cell table:style-name="ce16" table:content-validation-name="val1" table:formula="of:=[$channel.$E$5]" office:value-type="string" office:string-value="Normal">
            <text:p>Normal</text:p>
          </table:table-cell>
          <table:table-cell table:formula="of:=[$channel.$F$5]">
            <text:p/>
          </table:table-cell>
          <table:table-cell table:style-name="ce16" table:content-validation-name="val1" table:formula="of:=[$channel.$G$5]" office:value-type="string" office:string-value="Normal">
            <text:p>Normal</text:p>
          </table:table-cell>
          <table:table-cell table:formula="of:=[$channel.$H$5]">
            <text:p/>
          </table:table-cell>
          <table:table-cell table:style-name="ce16" table:content-validation-name="val1" table:formula="of:=[$channel.$I$5]" office:value-type="string" office:string-value="Normal">
            <text:p>Normal</text:p>
          </table:table-cell>
          <table:table-cell table:formula="of:=[$channel.$J$5]">
            <text:p/>
          </table:table-cell>
          <table:table-cell table:content-validation-name="val1" table:formula="of:=[$channel.$K$5]" office:value-type="string" office:string-value="Could Happen">
            <text:p>Could Happen</text:p>
          </table:table-cell>
          <table:table-cell table:formula="of:=[$channel.$L$5]" office:value-type="string" office:string-value="Ignore">
            <text:p>Ignore</text:p>
          </table:table-cell>
          <table:table-cell table:content-validation-name="val1" table:formula="of:=[$channel.$M$5]" office:value-type="string" office:string-value="Should Not Happen">
            <text:p>Should Not Happen</text:p>
          </table:table-cell>
          <table:table-cell table:formula="of:=[$channel.$N$5]" office:value-type="string" office:string-value="Illegal">
            <text:p>Illegal</text:p>
          </table:table-cell>
          <table:table-cell table:style-name="ce16" table:content-validation-name="val1" table:formula="of:=[$channel.$O$5]" office:value-type="string" office:string-value="Normal">
            <text:p>Normal</text:p>
          </table:table-cell>
          <table:table-cell table:formula="of:=[$channel.$P$5]">
            <text:p/>
          </table:table-cell>
          <table:table-cell/>
          <table:table-cell table:formula="of:=&quot;void checkStatus&quot;&amp;[.B5]&amp;&quot;(){&quot;" office:value-type="string" office:string-value="void checkStatusseshClsed(){">
            <text:p>void checkStatusseshClsed(){</text:p>
          </table:table-cell>
          <table:table-cell table:formula="of:=&quot;if(chnlStatus == Status.&quot;&amp;[.C$1]&amp;&quot;){&quot;" office:value-type="string" office:string-value="if(chnlStatus == Status.init){">
            <text:p>if(chnlStatus == Status.init){</text:p>
          </table:table-cell>
          <table:table-cell table:formula="of:=IF([.D5]=&quot;Illegal&quot;; &quot;throw new CumExcpIllegalChnlState(chnlName, chnlStatus.name());&quot;;IF([.D5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E$1]&amp;&quot;){&quot;" office:value-type="string" office:string-value="else if(chnlStatus == Status.joining){">
            <text:p>else if(chnlStatus == Status.joining){</text:p>
          </table:table-cell>
          <table:table-cell table:formula="of:=IF([.F5]=&quot;Illegal&quot;; &quot;throw new CumExcpIllegalChnlState(chnlName, chnlStatus.name());&quot;;IF([.F5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G$1]&amp;&quot;){&quot;" office:value-type="string" office:string-value="else if(chnlStatus == Status.joined){">
            <text:p>else if(chnlStatus == Status.joined){</text:p>
          </table:table-cell>
          <table:table-cell table:formula="of:=IF([.H5]=&quot;Illegal&quot;; &quot;throw new CumExcpIllegalChnlState(chnlName, chnlStatus.name());&quot;;IF([.H5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I$1]&amp;&quot;){&quot;" office:value-type="string" office:string-value="else if(chnlStatus == Status.lving){">
            <text:p>else if(chnlStatus == Status.lving){</text:p>
          </table:table-cell>
          <table:table-cell table:formula="of:=IF([.J5]=&quot;Illegal&quot;; &quot;throw new CumExcpIllegalChnlState(chnlName, chnlStatus.name());&quot;;IF([.J5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K$1]&amp;&quot;){&quot;" office:value-type="string" office:string-value="else if(chnlStatus == Status.clsed){">
            <text:p>else if(chnlStatus == Status.clsed){</text:p>
          </table:table-cell>
          <table:table-cell table:formula="of:=IF([.L5]=&quot;Illegal&quot;; &quot;throw new CumExcpIllegalChnlState(chnlName, chnlStatus.name());&quot;;IF([.L5]=&quot;Ignore&quot;; &quot;throw new CumExcpIgnoreChnlState(chnlName, chnlStatus.name());&quot;; &quot;&quot;))" office:value-type="string" office:string-value="throw new CumExcpIgnoreChnlState(chnlName, chnlStatus.name());">
            <text:p>throw new CumExcpIgnore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M$1]&amp;&quot;){&quot;" office:value-type="string" office:string-value="else if(chnlStatus == Status.dscned){">
            <text:p>else if(chnlStatus == Status.dscned){</text:p>
          </table:table-cell>
          <table:table-cell table:formula="of:=IF([.N5]=&quot;Illegal&quot;; &quot;throw new CumExcpIllegalChnlState(chnlName, chnlStatus.name());&quot;;IF([.N5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O$1]&amp;&quot;){&quot;" office:value-type="string" office:string-value="else if(chnlStatus == Status.rjcting){">
            <text:p>else if(chnlStatus == Status.rjcting){</text:p>
          </table:table-cell>
          <table:table-cell table:formula="of:=IF([.P5]=&quot;Illegal&quot;; &quot;throw new CumExcpIllegalChnlState(chnlName, chnlStatus.name());&quot;;IF([.P5]=&quot;Ignore&quot;; &quot;throw new CumExcpIgnoreChnlState(chnlName, chnlStatus.name());&quot;; &quot;&quot;))">
            <text:p/>
          </table:table-cell>
          <table:table-cell table:number-columns-repeated="2" office:value-type="string">
            <text:p>}</text:p>
          </table:table-cell>
          <table:table-cell table:formula="of:=CONCATENATE([.R5];[.S5];[.T5];[.U5];[.V5];[.W5];[.X5];[.Y5];[.Z5];[.AA5];[.AB5];[.AC5];[.AD5];[.AE5];[.AF5];[.AG5];[.AH5];[.AI5];[.AJ5];[.AK5];[.AL5];[.AM5];[.AN5])" office:value-type="string" office:string-value="void checkStatusseshClsed(){if(chnlStatus == Status.init){}else if(chnlStatus == Status.joining){}else if(chnlStatus == Status.joined){}else if(chnlStatus == Status.lving){}else if(chnlStatus == Status.clsed){throw new CumExcpIgnoreChnlState(chnlName, chnlStatus.name());}else if(chnlStatus == Status.dscned){throw new CumExcpIllegalChnlState(chnlName, chnlStatus.name());}else if(chnlStatus == Status.rjcting){}}">
            <text:p>void checkStatusseshClsed(){if(chnlStatus == Status.init){}else if(chnlStatus == Status.joining){}else if(chnlStatus == Status.joined){}else if(chnlStatus == Status.lving){}else if(chnlStatus == Status.clsed){throw new CumExcpIgnoreChnlState(chnlName, chnlStatus.name());}else if(chnlStatus == Status.dscned){throw new CumExcpIllegalChnlState(chnlName, chnlStatus.name());}else if(chnlStatus == Status.rjcting){}}</text:p>
          </table:table-cell>
        </table:table-row>
        <table:table-row table:style-name="ro3">
          <table:table-cell table:formula="of:=[$channel.$A$6]" office:value-type="string" office:string-value="AudChnlIntfForSesh">
            <text:p>AudChnlIntfForSesh</text:p>
          </table:table-cell>
          <table:table-cell table:formula="of:=[$channel.$B$6]" office:value-type="string" office:string-value="chnlJoining">
            <text:p>chnlJoining</text:p>
          </table:table-cell>
          <table:table-cell table:style-name="ce16" table:content-validation-name="val1" table:formula="of:=[$channel.$C$6]" office:value-type="string" office:string-value="Normal">
            <text:p>Normal</text:p>
          </table:table-cell>
          <table:table-cell table:formula="of:=[$channel.$D$6]">
            <text:p/>
          </table:table-cell>
          <table:table-cell table:style-name="ce17" table:content-validation-name="val1" table:formula="of:=[$channel.$E$6]" office:value-type="string" office:string-value="Should Not Happen">
            <text:p>Should Not Happen</text:p>
          </table:table-cell>
          <table:table-cell table:formula="of:=[$channel.$F$6]" office:value-type="string" office:string-value="Illegal">
            <text:p>Illegal</text:p>
          </table:table-cell>
          <table:table-cell table:content-validation-name="val1" table:formula="of:=[$channel.$G$6]" office:value-type="string" office:string-value="Should Not Happen">
            <text:p>Should Not Happen</text:p>
          </table:table-cell>
          <table:table-cell table:formula="of:=[$channel.$H$6]" office:value-type="string" office:string-value="Illegal">
            <text:p>Illegal</text:p>
          </table:table-cell>
          <table:table-cell table:content-validation-name="val1" table:formula="of:=[$channel.$I$6]" office:value-type="string" office:string-value="Should Not Happen">
            <text:p>Should Not Happen</text:p>
          </table:table-cell>
          <table:table-cell table:formula="of:=[$channel.$J$6]" office:value-type="string" office:string-value="Illegal">
            <text:p>Illegal</text:p>
          </table:table-cell>
          <table:table-cell table:content-validation-name="val1" table:formula="of:=[$channel.$K$6]" office:value-type="string" office:string-value="Should Not Happen">
            <text:p>Should Not Happen</text:p>
          </table:table-cell>
          <table:table-cell table:formula="of:=[$channel.$L$6]" office:value-type="string" office:string-value="Illegal">
            <text:p>Illegal</text:p>
          </table:table-cell>
          <table:table-cell table:content-validation-name="val1" table:formula="of:=[$channel.$M$6]" office:value-type="string" office:string-value="Should Not Happen">
            <text:p>Should Not Happen</text:p>
          </table:table-cell>
          <table:table-cell table:formula="of:=[$channel.$N$6]" office:value-type="string" office:string-value="Illegal">
            <text:p>Illegal</text:p>
          </table:table-cell>
          <table:table-cell table:content-validation-name="val1" table:formula="of:=[$channel.$O$6]" office:value-type="string" office:string-value="Should Not Happen">
            <text:p>Should Not Happen</text:p>
          </table:table-cell>
          <table:table-cell table:formula="of:=[$channel.$P$6]" office:value-type="string" office:string-value="Illegal">
            <text:p>Illegal</text:p>
          </table:table-cell>
          <table:table-cell/>
          <table:table-cell table:formula="of:=&quot;void checkStatus&quot;&amp;[.B6]&amp;&quot;(){&quot;" office:value-type="string" office:string-value="void checkStatuschnlJoining(){">
            <text:p>void checkStatuschnlJoining(){</text:p>
          </table:table-cell>
          <table:table-cell table:formula="of:=&quot;if(chnlStatus == Status.&quot;&amp;[.C$1]&amp;&quot;){&quot;" office:value-type="string" office:string-value="if(chnlStatus == Status.init){">
            <text:p>if(chnlStatus == Status.init){</text:p>
          </table:table-cell>
          <table:table-cell table:formula="of:=IF([.D6]=&quot;Illegal&quot;; &quot;throw new CumExcpIllegalChnlState(chnlName, chnlStatus.name());&quot;;IF([.D6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E$1]&amp;&quot;){&quot;" office:value-type="string" office:string-value="else if(chnlStatus == Status.joining){">
            <text:p>else if(chnlStatus == Status.joining){</text:p>
          </table:table-cell>
          <table:table-cell table:formula="of:=IF([.F6]=&quot;Illegal&quot;; &quot;throw new CumExcpIllegalChnlState(chnlName, chnlStatus.name());&quot;;IF([.F6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G$1]&amp;&quot;){&quot;" office:value-type="string" office:string-value="else if(chnlStatus == Status.joined){">
            <text:p>else if(chnlStatus == Status.joined){</text:p>
          </table:table-cell>
          <table:table-cell table:formula="of:=IF([.H6]=&quot;Illegal&quot;; &quot;throw new CumExcpIllegalChnlState(chnlName, chnlStatus.name());&quot;;IF([.H6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I$1]&amp;&quot;){&quot;" office:value-type="string" office:string-value="else if(chnlStatus == Status.lving){">
            <text:p>else if(chnlStatus == Status.lving){</text:p>
          </table:table-cell>
          <table:table-cell table:formula="of:=IF([.J6]=&quot;Illegal&quot;; &quot;throw new CumExcpIllegalChnlState(chnlName, chnlStatus.name());&quot;;IF([.J6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K$1]&amp;&quot;){&quot;" office:value-type="string" office:string-value="else if(chnlStatus == Status.clsed){">
            <text:p>else if(chnlStatus == Status.clsed){</text:p>
          </table:table-cell>
          <table:table-cell table:formula="of:=IF([.L6]=&quot;Illegal&quot;; &quot;throw new CumExcpIllegalChnlState(chnlName, chnlStatus.name());&quot;;IF([.L6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M$1]&amp;&quot;){&quot;" office:value-type="string" office:string-value="else if(chnlStatus == Status.dscned){">
            <text:p>else if(chnlStatus == Status.dscned){</text:p>
          </table:table-cell>
          <table:table-cell table:formula="of:=IF([.N6]=&quot;Illegal&quot;; &quot;throw new CumExcpIllegalChnlState(chnlName, chnlStatus.name());&quot;;IF([.N6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O$1]&amp;&quot;){&quot;" office:value-type="string" office:string-value="else if(chnlStatus == Status.rjcting){">
            <text:p>else if(chnlStatus == Status.rjcting){</text:p>
          </table:table-cell>
          <table:table-cell table:formula="of:=IF([.P6]=&quot;Illegal&quot;; &quot;throw new CumExcpIllegalChnlState(chnlName, chnlStatus.name());&quot;;IF([.P6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table:number-columns-repeated="2" office:value-type="string">
            <text:p>}</text:p>
          </table:table-cell>
          <table:table-cell table:formula="of:=CONCATENATE([.R6];[.S6];[.T6];[.U6];[.V6];[.W6];[.X6];[.Y6];[.Z6];[.AA6];[.AB6];[.AC6];[.AD6];[.AE6];[.AF6];[.AG6];[.AH6];[.AI6];[.AJ6];[.AK6];[.AL6];[.AM6];[.AN6])" office:value-type="string" office:string-value="void checkStatuschnlJoining(){if(chnlStatus == Status.init){}else if(chnlStatus == Status.joining){throw new CumExcpIllegalChnlState(chnlName, chnlStatus.name());}else if(chnlStatus == Status.joined){throw new CumExcpIllegalChnlState(chnlName, chnlStatus.name());}else if(chnlStatus == Status.lving){throw new CumExcpIllegalChnlState(chnlName, chnlStatus.name());}else if(chnlStatus == Status.clsed){throw new CumExcpIllegalChnlState(chnlName, chnlStatus.name());}else if(chnlStatus == Status.dscned){throw new CumExcpIllegalChnlState(chnlName, chnlStatus.name());}else if(chnlStatus == Status.rjcting){throw new CumExcpIllegalChnlState(chnlName, chnlStatus.name());}}">
            <text:p>void checkStatuschnlJoining(){if(chnlStatus == Status.init){}else if(chnlStatus == Status.joining){throw new CumExcpIllegalChnlState(chnlName, chnlStatus.name());}else if(chnlStatus == Status.joined){throw new CumExcpIllegalChnlState(chnlName, chnlStatus.name());}else if(chnlStatus == Status.lving){throw new CumExcpIllegalChnlState(chnlName, chnlStatus.name());}else if(chnlStatus == Status.clsed){throw new CumExcpIllegalChnlState(chnlName, chnlStatus.name());}else if(chnlStatus == Status.dscned){throw new CumExcpIllegalChnlState(chnlName, chnlStatus.name());}else if(chnlStatus == Status.rjcting){throw new CumExcpIllegalChnlState(chnlName, chnlStatus.name());}}</text:p>
          </table:table-cell>
        </table:table-row>
        <table:table-row table:style-name="ro3">
          <table:table-cell table:formula="of:=[$channel.$A$7]" office:value-type="string" office:string-value="AudChnlIntfForSesh">
            <text:p>AudChnlIntfForSesh</text:p>
          </table:table-cell>
          <table:table-cell table:formula="of:=[$channel.$B$7]" office:value-type="string" office:string-value="chnlJoined">
            <text:p>chnlJoined</text:p>
          </table:table-cell>
          <table:table-cell table:content-validation-name="val1" table:formula="of:=[$channel.$C$7]" office:value-type="string" office:string-value="Should Not Happen">
            <text:p>Should Not Happen</text:p>
          </table:table-cell>
          <table:table-cell table:formula="of:=[$channel.$D$7]" office:value-type="string" office:string-value="Illegal">
            <text:p>Illegal</text:p>
          </table:table-cell>
          <table:table-cell table:content-validation-name="val1" table:formula="of:=[$channel.$E$7]" office:value-type="string" office:string-value="Normal">
            <text:p>Normal</text:p>
          </table:table-cell>
          <table:table-cell table:formula="of:=[$channel.$F$7]">
            <text:p/>
          </table:table-cell>
          <table:table-cell table:content-validation-name="val1" table:formula="of:=[$channel.$G$7]" office:value-type="string" office:string-value="Should Not Happen">
            <text:p>Should Not Happen</text:p>
          </table:table-cell>
          <table:table-cell table:formula="of:=[$channel.$H$7]" office:value-type="string" office:string-value="Illegal">
            <text:p>Illegal</text:p>
          </table:table-cell>
          <table:table-cell table:content-validation-name="val1" table:formula="of:=[$channel.$I$7]" office:value-type="string" office:string-value="Should Not Happen">
            <text:p>Should Not Happen</text:p>
          </table:table-cell>
          <table:table-cell table:formula="of:=[$channel.$J$7]" office:value-type="string" office:string-value="Illegal">
            <text:p>Illegal</text:p>
          </table:table-cell>
          <table:table-cell table:content-validation-name="val1" table:formula="of:=[$channel.$K$7]" office:value-type="string" office:string-value="Should Not Happen">
            <text:p>Should Not Happen</text:p>
          </table:table-cell>
          <table:table-cell table:formula="of:=[$channel.$L$7]" office:value-type="string" office:string-value="Illegal">
            <text:p>Illegal</text:p>
          </table:table-cell>
          <table:table-cell table:content-validation-name="val1" table:formula="of:=[$channel.$M$7]" office:value-type="string" office:string-value="Should Not Happen">
            <text:p>Should Not Happen</text:p>
          </table:table-cell>
          <table:table-cell table:formula="of:=[$channel.$N$7]" office:value-type="string" office:string-value="Illegal">
            <text:p>Illegal</text:p>
          </table:table-cell>
          <table:table-cell table:content-validation-name="val1" table:formula="of:=[$channel.$O$7]" office:value-type="string" office:string-value="Should Not Happen">
            <text:p>Should Not Happen</text:p>
          </table:table-cell>
          <table:table-cell table:formula="of:=[$channel.$P$7]" office:value-type="string" office:string-value="Illegal">
            <text:p>Illegal</text:p>
          </table:table-cell>
          <table:table-cell/>
          <table:table-cell table:formula="of:=&quot;void checkStatus&quot;&amp;[.B7]&amp;&quot;(){&quot;" office:value-type="string" office:string-value="void checkStatuschnlJoined(){">
            <text:p>void checkStatuschnlJoined(){</text:p>
          </table:table-cell>
          <table:table-cell table:formula="of:=&quot;if(chnlStatus == Status.&quot;&amp;[.C$1]&amp;&quot;){&quot;" office:value-type="string" office:string-value="if(chnlStatus == Status.init){">
            <text:p>if(chnlStatus == Status.init){</text:p>
          </table:table-cell>
          <table:table-cell table:formula="of:=IF([.D7]=&quot;Illegal&quot;; &quot;throw new CumExcpIllegalChnlState(chnlName, chnlStatus.name());&quot;;IF([.D7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E$1]&amp;&quot;){&quot;" office:value-type="string" office:string-value="else if(chnlStatus == Status.joining){">
            <text:p>else if(chnlStatus == Status.joining){</text:p>
          </table:table-cell>
          <table:table-cell table:formula="of:=IF([.F7]=&quot;Illegal&quot;; &quot;throw new CumExcpIllegalChnlState(chnlName, chnlStatus.name());&quot;;IF([.F7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G$1]&amp;&quot;){&quot;" office:value-type="string" office:string-value="else if(chnlStatus == Status.joined){">
            <text:p>else if(chnlStatus == Status.joined){</text:p>
          </table:table-cell>
          <table:table-cell table:formula="of:=IF([.H7]=&quot;Illegal&quot;; &quot;throw new CumExcpIllegalChnlState(chnlName, chnlStatus.name());&quot;;IF([.H7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I$1]&amp;&quot;){&quot;" office:value-type="string" office:string-value="else if(chnlStatus == Status.lving){">
            <text:p>else if(chnlStatus == Status.lving){</text:p>
          </table:table-cell>
          <table:table-cell table:formula="of:=IF([.J7]=&quot;Illegal&quot;; &quot;throw new CumExcpIllegalChnlState(chnlName, chnlStatus.name());&quot;;IF([.J7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K$1]&amp;&quot;){&quot;" office:value-type="string" office:string-value="else if(chnlStatus == Status.clsed){">
            <text:p>else if(chnlStatus == Status.clsed){</text:p>
          </table:table-cell>
          <table:table-cell table:formula="of:=IF([.L7]=&quot;Illegal&quot;; &quot;throw new CumExcpIllegalChnlState(chnlName, chnlStatus.name());&quot;;IF([.L7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M$1]&amp;&quot;){&quot;" office:value-type="string" office:string-value="else if(chnlStatus == Status.dscned){">
            <text:p>else if(chnlStatus == Status.dscned){</text:p>
          </table:table-cell>
          <table:table-cell table:formula="of:=IF([.N7]=&quot;Illegal&quot;; &quot;throw new CumExcpIllegalChnlState(chnlName, chnlStatus.name());&quot;;IF([.N7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O$1]&amp;&quot;){&quot;" office:value-type="string" office:string-value="else if(chnlStatus == Status.rjcting){">
            <text:p>else if(chnlStatus == Status.rjcting){</text:p>
          </table:table-cell>
          <table:table-cell table:formula="of:=IF([.P7]=&quot;Illegal&quot;; &quot;throw new CumExcpIllegalChnlState(chnlName, chnlStatus.name());&quot;;IF([.P7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table:number-columns-repeated="2" office:value-type="string">
            <text:p>}</text:p>
          </table:table-cell>
          <table:table-cell table:formula="of:=CONCATENATE([.R7];[.S7];[.T7];[.U7];[.V7];[.W7];[.X7];[.Y7];[.Z7];[.AA7];[.AB7];[.AC7];[.AD7];[.AE7];[.AF7];[.AG7];[.AH7];[.AI7];[.AJ7];[.AK7];[.AL7];[.AM7];[.AN7])" office:value-type="string" office:string-value="void checkStatuschnlJoined(){if(chnlStatus == Status.init){throw new CumExcpIllegalChnlState(chnlName, chnlStatus.name());}else if(chnlStatus == Status.joining){}else if(chnlStatus == Status.joined){throw new CumExcpIllegalChnlState(chnlName, chnlStatus.name());}else if(chnlStatus == Status.lving){throw new CumExcpIllegalChnlState(chnlName, chnlStatus.name());}else if(chnlStatus == Status.clsed){throw new CumExcpIllegalChnlState(chnlName, chnlStatus.name());}else if(chnlStatus == Status.dscned){throw new CumExcpIllegalChnlState(chnlName, chnlStatus.name());}else if(chnlStatus == Status.rjcting){throw new CumExcpIllegalChnlState(chnlName, chnlStatus.name());}}">
            <text:p>void checkStatuschnlJoined(){if(chnlStatus == Status.init){throw new CumExcpIllegalChnlState(chnlName, chnlStatus.name());}else if(chnlStatus == Status.joining){}else if(chnlStatus == Status.joined){throw new CumExcpIllegalChnlState(chnlName, chnlStatus.name());}else if(chnlStatus == Status.lving){throw new CumExcpIllegalChnlState(chnlName, chnlStatus.name());}else if(chnlStatus == Status.clsed){throw new CumExcpIllegalChnlState(chnlName, chnlStatus.name());}else if(chnlStatus == Status.dscned){throw new CumExcpIllegalChnlState(chnlName, chnlStatus.name());}else if(chnlStatus == Status.rjcting){throw new CumExcpIllegalChnlState(chnlName, chnlStatus.name());}}</text:p>
          </table:table-cell>
        </table:table-row>
        <table:table-row table:style-name="ro3">
          <table:table-cell table:formula="of:=[$channel.$A$8]" office:value-type="string" office:string-value="AudChnlIntfForSesh">
            <text:p>AudChnlIntfForSesh</text:p>
          </table:table-cell>
          <table:table-cell table:style-name="ce9" table:formula="of:=[$channel.$B$8]" office:value-type="string" office:string-value="chnlJoinedFailed">
            <text:p>chnlJoinedFailed</text:p>
          </table:table-cell>
          <table:table-cell table:content-validation-name="val1" table:formula="of:=[$channel.$C$8]" office:value-type="string" office:string-value="Should Not Happen">
            <text:p>Should Not Happen</text:p>
          </table:table-cell>
          <table:table-cell table:formula="of:=[$channel.$D$8]" office:value-type="string" office:string-value="Illegal">
            <text:p>Illegal</text:p>
          </table:table-cell>
          <table:table-cell table:content-validation-name="val1" table:formula="of:=[$channel.$E$8]" office:value-type="string" office:string-value="Normal">
            <text:p>Normal</text:p>
          </table:table-cell>
          <table:table-cell table:formula="of:=[$channel.$F$8]">
            <text:p/>
          </table:table-cell>
          <table:table-cell table:content-validation-name="val1" table:formula="of:=[$channel.$G$8]" office:value-type="string" office:string-value="Should Not Happen">
            <text:p>Should Not Happen</text:p>
          </table:table-cell>
          <table:table-cell table:formula="of:=[$channel.$H$8]" office:value-type="string" office:string-value="Illegal">
            <text:p>Illegal</text:p>
          </table:table-cell>
          <table:table-cell table:content-validation-name="val1" table:formula="of:=[$channel.$I$8]" office:value-type="string" office:string-value="Should Not Happen">
            <text:p>Should Not Happen</text:p>
          </table:table-cell>
          <table:table-cell table:formula="of:=[$channel.$J$8]" office:value-type="string" office:string-value="Illegal">
            <text:p>Illegal</text:p>
          </table:table-cell>
          <table:table-cell table:content-validation-name="val1" table:formula="of:=[$channel.$K$8]" office:value-type="string" office:string-value="Should Not Happen">
            <text:p>Should Not Happen</text:p>
          </table:table-cell>
          <table:table-cell table:formula="of:=[$channel.$L$8]" office:value-type="string" office:string-value="Illegal">
            <text:p>Illegal</text:p>
          </table:table-cell>
          <table:table-cell table:content-validation-name="val1" table:formula="of:=[$channel.$M$8]" office:value-type="string" office:string-value="Should Not Happen">
            <text:p>Should Not Happen</text:p>
          </table:table-cell>
          <table:table-cell table:formula="of:=[$channel.$N$8]" office:value-type="string" office:string-value="Illegal">
            <text:p>Illegal</text:p>
          </table:table-cell>
          <table:table-cell table:content-validation-name="val1" table:formula="of:=[$channel.$O$8]" office:value-type="string" office:string-value="Should Not Happen">
            <text:p>Should Not Happen</text:p>
          </table:table-cell>
          <table:table-cell table:formula="of:=[$channel.$P$8]" office:value-type="string" office:string-value="Illegal">
            <text:p>Illegal</text:p>
          </table:table-cell>
          <table:table-cell/>
          <table:table-cell table:formula="of:=&quot;void checkStatus&quot;&amp;[.B8]&amp;&quot;(){&quot;" office:value-type="string" office:string-value="void checkStatuschnlJoinedFailed(){">
            <text:p>void checkStatuschnlJoinedFailed(){</text:p>
          </table:table-cell>
          <table:table-cell table:formula="of:=&quot;if(chnlStatus == Status.&quot;&amp;[.C$1]&amp;&quot;){&quot;" office:value-type="string" office:string-value="if(chnlStatus == Status.init){">
            <text:p>if(chnlStatus == Status.init){</text:p>
          </table:table-cell>
          <table:table-cell table:formula="of:=IF([.D8]=&quot;Illegal&quot;; &quot;throw new CumExcpIllegalChnlState(chnlName, chnlStatus.name());&quot;;IF([.D8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E$1]&amp;&quot;){&quot;" office:value-type="string" office:string-value="else if(chnlStatus == Status.joining){">
            <text:p>else if(chnlStatus == Status.joining){</text:p>
          </table:table-cell>
          <table:table-cell table:formula="of:=IF([.F8]=&quot;Illegal&quot;; &quot;throw new CumExcpIllegalChnlState(chnlName, chnlStatus.name());&quot;;IF([.F8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G$1]&amp;&quot;){&quot;" office:value-type="string" office:string-value="else if(chnlStatus == Status.joined){">
            <text:p>else if(chnlStatus == Status.joined){</text:p>
          </table:table-cell>
          <table:table-cell table:formula="of:=IF([.H8]=&quot;Illegal&quot;; &quot;throw new CumExcpIllegalChnlState(chnlName, chnlStatus.name());&quot;;IF([.H8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I$1]&amp;&quot;){&quot;" office:value-type="string" office:string-value="else if(chnlStatus == Status.lving){">
            <text:p>else if(chnlStatus == Status.lving){</text:p>
          </table:table-cell>
          <table:table-cell table:formula="of:=IF([.J8]=&quot;Illegal&quot;; &quot;throw new CumExcpIllegalChnlState(chnlName, chnlStatus.name());&quot;;IF([.J8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K$1]&amp;&quot;){&quot;" office:value-type="string" office:string-value="else if(chnlStatus == Status.clsed){">
            <text:p>else if(chnlStatus == Status.clsed){</text:p>
          </table:table-cell>
          <table:table-cell table:formula="of:=IF([.L8]=&quot;Illegal&quot;; &quot;throw new CumExcpIllegalChnlState(chnlName, chnlStatus.name());&quot;;IF([.L8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M$1]&amp;&quot;){&quot;" office:value-type="string" office:string-value="else if(chnlStatus == Status.dscned){">
            <text:p>else if(chnlStatus == Status.dscned){</text:p>
          </table:table-cell>
          <table:table-cell table:formula="of:=IF([.N8]=&quot;Illegal&quot;; &quot;throw new CumExcpIllegalChnlState(chnlName, chnlStatus.name());&quot;;IF([.N8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O$1]&amp;&quot;){&quot;" office:value-type="string" office:string-value="else if(chnlStatus == Status.rjcting){">
            <text:p>else if(chnlStatus == Status.rjcting){</text:p>
          </table:table-cell>
          <table:table-cell table:formula="of:=IF([.P8]=&quot;Illegal&quot;; &quot;throw new CumExcpIllegalChnlState(chnlName, chnlStatus.name());&quot;;IF([.P8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table:number-columns-repeated="2" office:value-type="string">
            <text:p>}</text:p>
          </table:table-cell>
          <table:table-cell table:formula="of:=CONCATENATE([.R8];[.S8];[.T8];[.U8];[.V8];[.W8];[.X8];[.Y8];[.Z8];[.AA8];[.AB8];[.AC8];[.AD8];[.AE8];[.AF8];[.AG8];[.AH8];[.AI8];[.AJ8];[.AK8];[.AL8];[.AM8];[.AN8])" office:value-type="string" office:string-value="void checkStatuschnlJoinedFailed(){if(chnlStatus == Status.init){throw new CumExcpIllegalChnlState(chnlName, chnlStatus.name());}else if(chnlStatus == Status.joining){}else if(chnlStatus == Status.joined){throw new CumExcpIllegalChnlState(chnlName, chnlStatus.name());}else if(chnlStatus == Status.lving){throw new CumExcpIllegalChnlState(chnlName, chnlStatus.name());}else if(chnlStatus == Status.clsed){throw new CumExcpIllegalChnlState(chnlName, chnlStatus.name());}else if(chnlStatus == Status.dscned){throw new CumExcpIllegalChnlState(chnlName, chnlStatus.name());}else if(chnlStatus == Status.rjcting){throw new CumExcpIllegalChnlState(chnlName, chnlStatus.name());}}">
            <text:p>void checkStatuschnlJoinedFailed(){if(chnlStatus == Status.init){throw new CumExcpIllegalChnlState(chnlName, chnlStatus.name());}else if(chnlStatus == Status.joining){}else if(chnlStatus == Status.joined){throw new CumExcpIllegalChnlState(chnlName, chnlStatus.name());}else if(chnlStatus == Status.lving){throw new CumExcpIllegalChnlState(chnlName, chnlStatus.name());}else if(chnlStatus == Status.clsed){throw new CumExcpIllegalChnlState(chnlName, chnlStatus.name());}else if(chnlStatus == Status.dscned){throw new CumExcpIllegalChnlState(chnlName, chnlStatus.name());}else if(chnlStatus == Status.rjcting){throw new CumExcpIllegalChnlState(chnlName, chnlStatus.name());}}</text:p>
          </table:table-cell>
        </table:table-row>
        <table:table-row table:style-name="ro3">
          <table:table-cell table:formula="of:=[$channel.$A$9]" office:value-type="string" office:string-value="AudChnlIntfForSesh">
            <text:p>AudChnlIntfForSesh</text:p>
          </table:table-cell>
          <table:table-cell table:formula="of:=[$channel.$B$9]" office:value-type="string" office:string-value="chnlRjcting">
            <text:p>chnlRjcting</text:p>
          </table:table-cell>
          <table:table-cell table:style-name="ce16" table:content-validation-name="val1" table:formula="of:=[$channel.$C$9]" office:value-type="string" office:string-value="Normal">
            <text:p>Normal</text:p>
          </table:table-cell>
          <table:table-cell table:formula="of:=[$channel.$D$9]">
            <text:p/>
          </table:table-cell>
          <table:table-cell table:style-name="ce17" table:content-validation-name="val1" table:formula="of:=[$channel.$E$9]" office:value-type="string" office:string-value="Should Not Happen">
            <text:p>Should Not Happen</text:p>
          </table:table-cell>
          <table:table-cell table:formula="of:=[$channel.$F$9]" office:value-type="string" office:string-value="Illegal">
            <text:p>Illegal</text:p>
          </table:table-cell>
          <table:table-cell table:content-validation-name="val1" table:formula="of:=[$channel.$G$9]" office:value-type="string" office:string-value="Should Not Happen">
            <text:p>Should Not Happen</text:p>
          </table:table-cell>
          <table:table-cell table:formula="of:=[$channel.$H$9]" office:value-type="string" office:string-value="Illegal">
            <text:p>Illegal</text:p>
          </table:table-cell>
          <table:table-cell table:content-validation-name="val1" table:formula="of:=[$channel.$I$9]" office:value-type="string" office:string-value="Should Not Happen">
            <text:p>Should Not Happen</text:p>
          </table:table-cell>
          <table:table-cell table:formula="of:=[$channel.$J$9]" office:value-type="string" office:string-value="Illegal">
            <text:p>Illegal</text:p>
          </table:table-cell>
          <table:table-cell table:content-validation-name="val1" table:formula="of:=[$channel.$K$9]" office:value-type="string" office:string-value="Should Not Happen">
            <text:p>Should Not Happen</text:p>
          </table:table-cell>
          <table:table-cell table:formula="of:=[$channel.$L$9]" office:value-type="string" office:string-value="Illegal">
            <text:p>Illegal</text:p>
          </table:table-cell>
          <table:table-cell table:content-validation-name="val1" table:formula="of:=[$channel.$M$9]" office:value-type="string" office:string-value="Should Not Happen">
            <text:p>Should Not Happen</text:p>
          </table:table-cell>
          <table:table-cell table:formula="of:=[$channel.$N$9]" office:value-type="string" office:string-value="Illegal">
            <text:p>Illegal</text:p>
          </table:table-cell>
          <table:table-cell table:content-validation-name="val1" table:formula="of:=[$channel.$O$9]" office:value-type="string" office:string-value="Should Not Happen">
            <text:p>Should Not Happen</text:p>
          </table:table-cell>
          <table:table-cell table:formula="of:=[$channel.$P$9]" office:value-type="string" office:string-value="Illegal">
            <text:p>Illegal</text:p>
          </table:table-cell>
          <table:table-cell/>
          <table:table-cell table:formula="of:=&quot;void checkStatus&quot;&amp;[.B9]&amp;&quot;(){&quot;" office:value-type="string" office:string-value="void checkStatuschnlRjcting(){">
            <text:p>void checkStatuschnlRjcting(){</text:p>
          </table:table-cell>
          <table:table-cell table:formula="of:=&quot;if(chnlStatus == Status.&quot;&amp;[.C$1]&amp;&quot;){&quot;" office:value-type="string" office:string-value="if(chnlStatus == Status.init){">
            <text:p>if(chnlStatus == Status.init){</text:p>
          </table:table-cell>
          <table:table-cell table:formula="of:=IF([.D9]=&quot;Illegal&quot;; &quot;throw new CumExcpIllegalChnlState(chnlName, chnlStatus.name());&quot;;IF([.D9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E$1]&amp;&quot;){&quot;" office:value-type="string" office:string-value="else if(chnlStatus == Status.joining){">
            <text:p>else if(chnlStatus == Status.joining){</text:p>
          </table:table-cell>
          <table:table-cell table:formula="of:=IF([.F9]=&quot;Illegal&quot;; &quot;throw new CumExcpIllegalChnlState(chnlName, chnlStatus.name());&quot;;IF([.F9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G$1]&amp;&quot;){&quot;" office:value-type="string" office:string-value="else if(chnlStatus == Status.joined){">
            <text:p>else if(chnlStatus == Status.joined){</text:p>
          </table:table-cell>
          <table:table-cell table:formula="of:=IF([.H9]=&quot;Illegal&quot;; &quot;throw new CumExcpIllegalChnlState(chnlName, chnlStatus.name());&quot;;IF([.H9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I$1]&amp;&quot;){&quot;" office:value-type="string" office:string-value="else if(chnlStatus == Status.lving){">
            <text:p>else if(chnlStatus == Status.lving){</text:p>
          </table:table-cell>
          <table:table-cell table:formula="of:=IF([.J9]=&quot;Illegal&quot;; &quot;throw new CumExcpIllegalChnlState(chnlName, chnlStatus.name());&quot;;IF([.J9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K$1]&amp;&quot;){&quot;" office:value-type="string" office:string-value="else if(chnlStatus == Status.clsed){">
            <text:p>else if(chnlStatus == Status.clsed){</text:p>
          </table:table-cell>
          <table:table-cell table:formula="of:=IF([.L9]=&quot;Illegal&quot;; &quot;throw new CumExcpIllegalChnlState(chnlName, chnlStatus.name());&quot;;IF([.L9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M$1]&amp;&quot;){&quot;" office:value-type="string" office:string-value="else if(chnlStatus == Status.dscned){">
            <text:p>else if(chnlStatus == Status.dscned){</text:p>
          </table:table-cell>
          <table:table-cell table:formula="of:=IF([.N9]=&quot;Illegal&quot;; &quot;throw new CumExcpIllegalChnlState(chnlName, chnlStatus.name());&quot;;IF([.N9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O$1]&amp;&quot;){&quot;" office:value-type="string" office:string-value="else if(chnlStatus == Status.rjcting){">
            <text:p>else if(chnlStatus == Status.rjcting){</text:p>
          </table:table-cell>
          <table:table-cell table:formula="of:=IF([.P9]=&quot;Illegal&quot;; &quot;throw new CumExcpIllegalChnlState(chnlName, chnlStatus.name());&quot;;IF([.P9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table:number-columns-repeated="2" office:value-type="string">
            <text:p>}</text:p>
          </table:table-cell>
          <table:table-cell table:formula="of:=CONCATENATE([.R9];[.S9];[.T9];[.U9];[.V9];[.W9];[.X9];[.Y9];[.Z9];[.AA9];[.AB9];[.AC9];[.AD9];[.AE9];[.AF9];[.AG9];[.AH9];[.AI9];[.AJ9];[.AK9];[.AL9];[.AM9];[.AN9])" office:value-type="string" office:string-value="void checkStatuschnlRjcting(){if(chnlStatus == Status.init){}else if(chnlStatus == Status.joining){throw new CumExcpIllegalChnlState(chnlName, chnlStatus.name());}else if(chnlStatus == Status.joined){throw new CumExcpIllegalChnlState(chnlName, chnlStatus.name());}else if(chnlStatus == Status.lving){throw new CumExcpIllegalChnlState(chnlName, chnlStatus.name());}else if(chnlStatus == Status.clsed){throw new CumExcpIllegalChnlState(chnlName, chnlStatus.name());}else if(chnlStatus == Status.dscned){throw new CumExcpIllegalChnlState(chnlName, chnlStatus.name());}else if(chnlStatus == Status.rjcting){throw new CumExcpIllegalChnlState(chnlName, chnlStatus.name());}}">
            <text:p>void checkStatuschnlRjcting(){if(chnlStatus == Status.init){}else if(chnlStatus == Status.joining){throw new CumExcpIllegalChnlState(chnlName, chnlStatus.name());}else if(chnlStatus == Status.joined){throw new CumExcpIllegalChnlState(chnlName, chnlStatus.name());}else if(chnlStatus == Status.lving){throw new CumExcpIllegalChnlState(chnlName, chnlStatus.name());}else if(chnlStatus == Status.clsed){throw new CumExcpIllegalChnlState(chnlName, chnlStatus.name());}else if(chnlStatus == Status.dscned){throw new CumExcpIllegalChnlState(chnlName, chnlStatus.name());}else if(chnlStatus == Status.rjcting){throw new CumExcpIllegalChnlState(chnlName, chnlStatus.name());}}</text:p>
          </table:table-cell>
        </table:table-row>
        <table:table-row table:style-name="ro3">
          <table:table-cell table:formula="of:=[$channel.$A$10]" office:value-type="string" office:string-value="AudChnlIntfForSesh">
            <text:p>AudChnlIntfForSesh</text:p>
          </table:table-cell>
          <table:table-cell table:formula="of:=[$channel.$B$10]" office:value-type="string" office:string-value="chnlRjected">
            <text:p>chnlRjected</text:p>
          </table:table-cell>
          <table:table-cell table:content-validation-name="val1" table:formula="of:=[$channel.$C$10]" office:value-type="string" office:string-value="Should Not Happen">
            <text:p>Should Not Happen</text:p>
          </table:table-cell>
          <table:table-cell table:formula="of:=[$channel.$D$10]" office:value-type="string" office:string-value="Illegal">
            <text:p>Illegal</text:p>
          </table:table-cell>
          <table:table-cell table:content-validation-name="val1" table:formula="of:=[$channel.$E$10]" office:value-type="string" office:string-value="Normal">
            <text:p>Normal</text:p>
          </table:table-cell>
          <table:table-cell table:formula="of:=[$channel.$F$10]">
            <text:p/>
          </table:table-cell>
          <table:table-cell table:content-validation-name="val1" table:formula="of:=[$channel.$G$10]" office:value-type="string" office:string-value="Should Not Happen">
            <text:p>Should Not Happen</text:p>
          </table:table-cell>
          <table:table-cell table:formula="of:=[$channel.$H$10]" office:value-type="string" office:string-value="Illegal">
            <text:p>Illegal</text:p>
          </table:table-cell>
          <table:table-cell table:content-validation-name="val1" table:formula="of:=[$channel.$I$10]" office:value-type="string" office:string-value="Should Not Happen">
            <text:p>Should Not Happen</text:p>
          </table:table-cell>
          <table:table-cell table:formula="of:=[$channel.$J$10]" office:value-type="string" office:string-value="Illegal">
            <text:p>Illegal</text:p>
          </table:table-cell>
          <table:table-cell table:content-validation-name="val1" table:formula="of:=[$channel.$K$10]" office:value-type="string" office:string-value="Should Not Happen">
            <text:p>Should Not Happen</text:p>
          </table:table-cell>
          <table:table-cell table:formula="of:=[$channel.$L$10]" office:value-type="string" office:string-value="Illegal">
            <text:p>Illegal</text:p>
          </table:table-cell>
          <table:table-cell table:content-validation-name="val1" table:formula="of:=[$channel.$M$10]" office:value-type="string" office:string-value="Should Not Happen">
            <text:p>Should Not Happen</text:p>
          </table:table-cell>
          <table:table-cell table:formula="of:=[$channel.$N$10]" office:value-type="string" office:string-value="Illegal">
            <text:p>Illegal</text:p>
          </table:table-cell>
          <table:table-cell table:content-validation-name="val1" table:formula="of:=[$channel.$O$10]" office:value-type="string" office:string-value="Should Not Happen">
            <text:p>Should Not Happen</text:p>
          </table:table-cell>
          <table:table-cell table:formula="of:=[$channel.$P$10]" office:value-type="string" office:string-value="Illegal">
            <text:p>Illegal</text:p>
          </table:table-cell>
          <table:table-cell/>
          <table:table-cell table:formula="of:=&quot;void checkStatus&quot;&amp;[.B10]&amp;&quot;(){&quot;" office:value-type="string" office:string-value="void checkStatuschnlRjected(){">
            <text:p>void checkStatuschnlRjected(){</text:p>
          </table:table-cell>
          <table:table-cell table:formula="of:=&quot;if(chnlStatus == Status.&quot;&amp;[.C$1]&amp;&quot;){&quot;" office:value-type="string" office:string-value="if(chnlStatus == Status.init){">
            <text:p>if(chnlStatus == Status.init){</text:p>
          </table:table-cell>
          <table:table-cell table:formula="of:=IF([.D10]=&quot;Illegal&quot;; &quot;throw new CumExcpIllegalChnlState(chnlName, chnlStatus.name());&quot;;IF([.D10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E$1]&amp;&quot;){&quot;" office:value-type="string" office:string-value="else if(chnlStatus == Status.joining){">
            <text:p>else if(chnlStatus == Status.joining){</text:p>
          </table:table-cell>
          <table:table-cell table:formula="of:=IF([.F10]=&quot;Illegal&quot;; &quot;throw new CumExcpIllegalChnlState(chnlName, chnlStatus.name());&quot;;IF([.F10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G$1]&amp;&quot;){&quot;" office:value-type="string" office:string-value="else if(chnlStatus == Status.joined){">
            <text:p>else if(chnlStatus == Status.joined){</text:p>
          </table:table-cell>
          <table:table-cell table:formula="of:=IF([.H10]=&quot;Illegal&quot;; &quot;throw new CumExcpIllegalChnlState(chnlName, chnlStatus.name());&quot;;IF([.H10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I$1]&amp;&quot;){&quot;" office:value-type="string" office:string-value="else if(chnlStatus == Status.lving){">
            <text:p>else if(chnlStatus == Status.lving){</text:p>
          </table:table-cell>
          <table:table-cell table:formula="of:=IF([.J10]=&quot;Illegal&quot;; &quot;throw new CumExcpIllegalChnlState(chnlName, chnlStatus.name());&quot;;IF([.J10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K$1]&amp;&quot;){&quot;" office:value-type="string" office:string-value="else if(chnlStatus == Status.clsed){">
            <text:p>else if(chnlStatus == Status.clsed){</text:p>
          </table:table-cell>
          <table:table-cell table:formula="of:=IF([.L10]=&quot;Illegal&quot;; &quot;throw new CumExcpIllegalChnlState(chnlName, chnlStatus.name());&quot;;IF([.L10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M$1]&amp;&quot;){&quot;" office:value-type="string" office:string-value="else if(chnlStatus == Status.dscned){">
            <text:p>else if(chnlStatus == Status.dscned){</text:p>
          </table:table-cell>
          <table:table-cell table:formula="of:=IF([.N10]=&quot;Illegal&quot;; &quot;throw new CumExcpIllegalChnlState(chnlName, chnlStatus.name());&quot;;IF([.N10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O$1]&amp;&quot;){&quot;" office:value-type="string" office:string-value="else if(chnlStatus == Status.rjcting){">
            <text:p>else if(chnlStatus == Status.rjcting){</text:p>
          </table:table-cell>
          <table:table-cell table:formula="of:=IF([.P10]=&quot;Illegal&quot;; &quot;throw new CumExcpIllegalChnlState(chnlName, chnlStatus.name());&quot;;IF([.P10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table:number-columns-repeated="2" office:value-type="string">
            <text:p>}</text:p>
          </table:table-cell>
          <table:table-cell table:formula="of:=CONCATENATE([.R10];[.S10];[.T10];[.U10];[.V10];[.W10];[.X10];[.Y10];[.Z10];[.AA10];[.AB10];[.AC10];[.AD10];[.AE10];[.AF10];[.AG10];[.AH10];[.AI10];[.AJ10];[.AK10];[.AL10];[.AM10];[.AN10])" office:value-type="string" office:string-value="void checkStatuschnlRjected(){if(chnlStatus == Status.init){throw new CumExcpIllegalChnlState(chnlName, chnlStatus.name());}else if(chnlStatus == Status.joining){}else if(chnlStatus == Status.joined){throw new CumExcpIllegalChnlState(chnlName, chnlStatus.name());}else if(chnlStatus == Status.lving){throw new CumExcpIllegalChnlState(chnlName, chnlStatus.name());}else if(chnlStatus == Status.clsed){throw new CumExcpIllegalChnlState(chnlName, chnlStatus.name());}else if(chnlStatus == Status.dscned){throw new CumExcpIllegalChnlState(chnlName, chnlStatus.name());}else if(chnlStatus == Status.rjcting){throw new CumExcpIllegalChnlState(chnlName, chnlStatus.name());}}">
            <text:p>void checkStatuschnlRjected(){if(chnlStatus == Status.init){throw new CumExcpIllegalChnlState(chnlName, chnlStatus.name());}else if(chnlStatus == Status.joining){}else if(chnlStatus == Status.joined){throw new CumExcpIllegalChnlState(chnlName, chnlStatus.name());}else if(chnlStatus == Status.lving){throw new CumExcpIllegalChnlState(chnlName, chnlStatus.name());}else if(chnlStatus == Status.clsed){throw new CumExcpIllegalChnlState(chnlName, chnlStatus.name());}else if(chnlStatus == Status.dscned){throw new CumExcpIllegalChnlState(chnlName, chnlStatus.name());}else if(chnlStatus == Status.rjcting){throw new CumExcpIllegalChnlState(chnlName, chnlStatus.name());}}</text:p>
          </table:table-cell>
        </table:table-row>
        <table:table-row table:style-name="ro3">
          <table:table-cell table:formula="of:=[$channel.$A$11]" office:value-type="string" office:string-value="AudChnlIntfForSesh">
            <text:p>AudChnlIntfForSesh</text:p>
          </table:table-cell>
          <table:table-cell table:formula="of:=[$channel.$B$11]" office:value-type="string" office:string-value="chnlRjctFailed">
            <text:p>chnlRjctFailed</text:p>
          </table:table-cell>
          <table:table-cell table:content-validation-name="val1" table:formula="of:=[$channel.$C$11]" office:value-type="string" office:string-value="Should Not Happen">
            <text:p>Should Not Happen</text:p>
          </table:table-cell>
          <table:table-cell table:formula="of:=[$channel.$D$11]" office:value-type="string" office:string-value="Illegal">
            <text:p>Illegal</text:p>
          </table:table-cell>
          <table:table-cell table:content-validation-name="val1" table:formula="of:=[$channel.$E$11]" office:value-type="string" office:string-value="Normal">
            <text:p>Normal</text:p>
          </table:table-cell>
          <table:table-cell table:formula="of:=[$channel.$F$11]">
            <text:p/>
          </table:table-cell>
          <table:table-cell table:content-validation-name="val1" table:formula="of:=[$channel.$G$11]" office:value-type="string" office:string-value="Should Not Happen">
            <text:p>Should Not Happen</text:p>
          </table:table-cell>
          <table:table-cell table:formula="of:=[$channel.$H$11]" office:value-type="string" office:string-value="Illegal">
            <text:p>Illegal</text:p>
          </table:table-cell>
          <table:table-cell table:content-validation-name="val1" table:formula="of:=[$channel.$I$11]" office:value-type="string" office:string-value="Should Not Happen">
            <text:p>Should Not Happen</text:p>
          </table:table-cell>
          <table:table-cell table:formula="of:=[$channel.$J$11]" office:value-type="string" office:string-value="Illegal">
            <text:p>Illegal</text:p>
          </table:table-cell>
          <table:table-cell table:content-validation-name="val1" table:formula="of:=[$channel.$K$11]" office:value-type="string" office:string-value="Should Not Happen">
            <text:p>Should Not Happen</text:p>
          </table:table-cell>
          <table:table-cell table:formula="of:=[$channel.$L$11]" office:value-type="string" office:string-value="Illegal">
            <text:p>Illegal</text:p>
          </table:table-cell>
          <table:table-cell table:content-validation-name="val1" table:formula="of:=[$channel.$M$11]" office:value-type="string" office:string-value="Should Not Happen">
            <text:p>Should Not Happen</text:p>
          </table:table-cell>
          <table:table-cell table:formula="of:=[$channel.$N$11]" office:value-type="string" office:string-value="Illegal">
            <text:p>Illegal</text:p>
          </table:table-cell>
          <table:table-cell table:content-validation-name="val1" table:formula="of:=[$channel.$O$11]" office:value-type="string" office:string-value="Should Not Happen">
            <text:p>Should Not Happen</text:p>
          </table:table-cell>
          <table:table-cell table:formula="of:=[$channel.$P$11]" office:value-type="string" office:string-value="Illegal">
            <text:p>Illegal</text:p>
          </table:table-cell>
          <table:table-cell/>
          <table:table-cell table:formula="of:=&quot;void checkStatus&quot;&amp;[.B11]&amp;&quot;(){&quot;" office:value-type="string" office:string-value="void checkStatuschnlRjctFailed(){">
            <text:p>void checkStatuschnlRjctFailed(){</text:p>
          </table:table-cell>
          <table:table-cell table:formula="of:=&quot;if(chnlStatus == Status.&quot;&amp;[.C$1]&amp;&quot;){&quot;" office:value-type="string" office:string-value="if(chnlStatus == Status.init){">
            <text:p>if(chnlStatus == Status.init){</text:p>
          </table:table-cell>
          <table:table-cell table:formula="of:=IF([.D11]=&quot;Illegal&quot;; &quot;throw new CumExcpIllegalChnlState(chnlName, chnlStatus.name());&quot;;IF([.D11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E$1]&amp;&quot;){&quot;" office:value-type="string" office:string-value="else if(chnlStatus == Status.joining){">
            <text:p>else if(chnlStatus == Status.joining){</text:p>
          </table:table-cell>
          <table:table-cell table:formula="of:=IF([.F11]=&quot;Illegal&quot;; &quot;throw new CumExcpIllegalChnlState(chnlName, chnlStatus.name());&quot;;IF([.F11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G$1]&amp;&quot;){&quot;" office:value-type="string" office:string-value="else if(chnlStatus == Status.joined){">
            <text:p>else if(chnlStatus == Status.joined){</text:p>
          </table:table-cell>
          <table:table-cell table:formula="of:=IF([.H11]=&quot;Illegal&quot;; &quot;throw new CumExcpIllegalChnlState(chnlName, chnlStatus.name());&quot;;IF([.H11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I$1]&amp;&quot;){&quot;" office:value-type="string" office:string-value="else if(chnlStatus == Status.lving){">
            <text:p>else if(chnlStatus == Status.lving){</text:p>
          </table:table-cell>
          <table:table-cell table:formula="of:=IF([.J11]=&quot;Illegal&quot;; &quot;throw new CumExcpIllegalChnlState(chnlName, chnlStatus.name());&quot;;IF([.J11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K$1]&amp;&quot;){&quot;" office:value-type="string" office:string-value="else if(chnlStatus == Status.clsed){">
            <text:p>else if(chnlStatus == Status.clsed){</text:p>
          </table:table-cell>
          <table:table-cell table:formula="of:=IF([.L11]=&quot;Illegal&quot;; &quot;throw new CumExcpIllegalChnlState(chnlName, chnlStatus.name());&quot;;IF([.L11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M$1]&amp;&quot;){&quot;" office:value-type="string" office:string-value="else if(chnlStatus == Status.dscned){">
            <text:p>else if(chnlStatus == Status.dscned){</text:p>
          </table:table-cell>
          <table:table-cell table:formula="of:=IF([.N11]=&quot;Illegal&quot;; &quot;throw new CumExcpIllegalChnlState(chnlName, chnlStatus.name());&quot;;IF([.N11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O$1]&amp;&quot;){&quot;" office:value-type="string" office:string-value="else if(chnlStatus == Status.rjcting){">
            <text:p>else if(chnlStatus == Status.rjcting){</text:p>
          </table:table-cell>
          <table:table-cell table:formula="of:=IF([.P11]=&quot;Illegal&quot;; &quot;throw new CumExcpIllegalChnlState(chnlName, chnlStatus.name());&quot;;IF([.P11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table:number-columns-repeated="2" office:value-type="string">
            <text:p>}</text:p>
          </table:table-cell>
          <table:table-cell table:formula="of:=CONCATENATE([.R11];[.S11];[.T11];[.U11];[.V11];[.W11];[.X11];[.Y11];[.Z11];[.AA11];[.AB11];[.AC11];[.AD11];[.AE11];[.AF11];[.AG11];[.AH11];[.AI11];[.AJ11];[.AK11];[.AL11];[.AM11];[.AN11])" office:value-type="string" office:string-value="void checkStatuschnlRjctFailed(){if(chnlStatus == Status.init){throw new CumExcpIllegalChnlState(chnlName, chnlStatus.name());}else if(chnlStatus == Status.joining){}else if(chnlStatus == Status.joined){throw new CumExcpIllegalChnlState(chnlName, chnlStatus.name());}else if(chnlStatus == Status.lving){throw new CumExcpIllegalChnlState(chnlName, chnlStatus.name());}else if(chnlStatus == Status.clsed){throw new CumExcpIllegalChnlState(chnlName, chnlStatus.name());}else if(chnlStatus == Status.dscned){throw new CumExcpIllegalChnlState(chnlName, chnlStatus.name());}else if(chnlStatus == Status.rjcting){throw new CumExcpIllegalChnlState(chnlName, chnlStatus.name());}}">
            <text:p>void checkStatuschnlRjctFailed(){if(chnlStatus == Status.init){throw new CumExcpIllegalChnlState(chnlName, chnlStatus.name());}else if(chnlStatus == Status.joining){}else if(chnlStatus == Status.joined){throw new CumExcpIllegalChnlState(chnlName, chnlStatus.name());}else if(chnlStatus == Status.lving){throw new CumExcpIllegalChnlState(chnlName, chnlStatus.name());}else if(chnlStatus == Status.clsed){throw new CumExcpIllegalChnlState(chnlName, chnlStatus.name());}else if(chnlStatus == Status.dscned){throw new CumExcpIllegalChnlState(chnlName, chnlStatus.name());}else if(chnlStatus == Status.rjcting){throw new CumExcpIllegalChnlState(chnlName, chnlStatus.name());}}</text:p>
          </table:table-cell>
        </table:table-row>
        <table:table-row table:style-name="ro3">
          <table:table-cell table:formula="of:=[$channel.$A$12]" office:value-type="string" office:string-value="AudChnlIntfForSesh">
            <text:p>AudChnlIntfForSesh</text:p>
          </table:table-cell>
          <table:table-cell table:formula="of:=[$channel.$B$12]" office:value-type="string" office:string-value="chnlLft">
            <text:p>chnlLft</text:p>
          </table:table-cell>
          <table:table-cell table:content-validation-name="val1" table:formula="of:=[$channel.$C$12]" office:value-type="string" office:string-value="Should Not Happen">
            <text:p>Should Not Happen</text:p>
          </table:table-cell>
          <table:table-cell table:formula="of:=[$channel.$D$12]" office:value-type="string" office:string-value="Illegal">
            <text:p>Illegal</text:p>
          </table:table-cell>
          <table:table-cell table:style-name="ce17" table:content-validation-name="val1" table:formula="of:=[$channel.$E$12]" office:value-type="string" office:string-value="Should Not Happen">
            <text:p>Should Not Happen</text:p>
          </table:table-cell>
          <table:table-cell table:formula="of:=[$channel.$F$12]" office:value-type="string" office:string-value="Illegal">
            <text:p>Illegal</text:p>
          </table:table-cell>
          <table:table-cell table:content-validation-name="val1" table:formula="of:=[$channel.$G$12]" office:value-type="string" office:string-value="Should Not Happen">
            <text:p>Should Not Happen</text:p>
          </table:table-cell>
          <table:table-cell table:formula="of:=[$channel.$H$12]" office:value-type="string" office:string-value="Illegal">
            <text:p>Illegal</text:p>
          </table:table-cell>
          <table:table-cell table:style-name="ce16" table:content-validation-name="val1" table:formula="of:=[$channel.$I$12]" office:value-type="string" office:string-value="Normal">
            <text:p>Normal</text:p>
          </table:table-cell>
          <table:table-cell table:formula="of:=[$channel.$J$12]">
            <text:p/>
          </table:table-cell>
          <table:table-cell table:content-validation-name="val1" table:formula="of:=[$channel.$K$12]" office:value-type="string" office:string-value="Should Not Happen">
            <text:p>Should Not Happen</text:p>
          </table:table-cell>
          <table:table-cell table:formula="of:=[$channel.$L$12]" office:value-type="string" office:string-value="Illegal">
            <text:p>Illegal</text:p>
          </table:table-cell>
          <table:table-cell table:content-validation-name="val1" table:formula="of:=[$channel.$M$12]" office:value-type="string" office:string-value="Should Not Happen">
            <text:p>Should Not Happen</text:p>
          </table:table-cell>
          <table:table-cell table:formula="of:=[$channel.$N$12]" office:value-type="string" office:string-value="Illegal">
            <text:p>Illegal</text:p>
          </table:table-cell>
          <table:table-cell table:content-validation-name="val1" table:formula="of:=[$channel.$O$12]" office:value-type="string" office:string-value="Should Not Happen">
            <text:p>Should Not Happen</text:p>
          </table:table-cell>
          <table:table-cell table:formula="of:=[$channel.$P$12]" office:value-type="string" office:string-value="Illegal">
            <text:p>Illegal</text:p>
          </table:table-cell>
          <table:table-cell/>
          <table:table-cell table:formula="of:=&quot;void checkStatus&quot;&amp;[.B12]&amp;&quot;(){&quot;" office:value-type="string" office:string-value="void checkStatuschnlLft(){">
            <text:p>void checkStatuschnlLft(){</text:p>
          </table:table-cell>
          <table:table-cell table:formula="of:=&quot;if(chnlStatus == Status.&quot;&amp;[.C$1]&amp;&quot;){&quot;" office:value-type="string" office:string-value="if(chnlStatus == Status.init){">
            <text:p>if(chnlStatus == Status.init){</text:p>
          </table:table-cell>
          <table:table-cell table:formula="of:=IF([.D12]=&quot;Illegal&quot;; &quot;throw new CumExcpIllegalChnlState(chnlName, chnlStatus.name());&quot;;IF([.D12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E$1]&amp;&quot;){&quot;" office:value-type="string" office:string-value="else if(chnlStatus == Status.joining){">
            <text:p>else if(chnlStatus == Status.joining){</text:p>
          </table:table-cell>
          <table:table-cell table:formula="of:=IF([.F12]=&quot;Illegal&quot;; &quot;throw new CumExcpIllegalChnlState(chnlName, chnlStatus.name());&quot;;IF([.F12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G$1]&amp;&quot;){&quot;" office:value-type="string" office:string-value="else if(chnlStatus == Status.joined){">
            <text:p>else if(chnlStatus == Status.joined){</text:p>
          </table:table-cell>
          <table:table-cell table:formula="of:=IF([.H12]=&quot;Illegal&quot;; &quot;throw new CumExcpIllegalChnlState(chnlName, chnlStatus.name());&quot;;IF([.H12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I$1]&amp;&quot;){&quot;" office:value-type="string" office:string-value="else if(chnlStatus == Status.lving){">
            <text:p>else if(chnlStatus == Status.lving){</text:p>
          </table:table-cell>
          <table:table-cell table:formula="of:=IF([.J12]=&quot;Illegal&quot;; &quot;throw new CumExcpIllegalChnlState(chnlName, chnlStatus.name());&quot;;IF([.J12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K$1]&amp;&quot;){&quot;" office:value-type="string" office:string-value="else if(chnlStatus == Status.clsed){">
            <text:p>else if(chnlStatus == Status.clsed){</text:p>
          </table:table-cell>
          <table:table-cell table:formula="of:=IF([.L12]=&quot;Illegal&quot;; &quot;throw new CumExcpIllegalChnlState(chnlName, chnlStatus.name());&quot;;IF([.L12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M$1]&amp;&quot;){&quot;" office:value-type="string" office:string-value="else if(chnlStatus == Status.dscned){">
            <text:p>else if(chnlStatus == Status.dscned){</text:p>
          </table:table-cell>
          <table:table-cell table:formula="of:=IF([.N12]=&quot;Illegal&quot;; &quot;throw new CumExcpIllegalChnlState(chnlName, chnlStatus.name());&quot;;IF([.N12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O$1]&amp;&quot;){&quot;" office:value-type="string" office:string-value="else if(chnlStatus == Status.rjcting){">
            <text:p>else if(chnlStatus == Status.rjcting){</text:p>
          </table:table-cell>
          <table:table-cell table:formula="of:=IF([.P12]=&quot;Illegal&quot;; &quot;throw new CumExcpIllegalChnlState(chnlName, chnlStatus.name());&quot;;IF([.P12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table:number-columns-repeated="2" office:value-type="string">
            <text:p>}</text:p>
          </table:table-cell>
          <table:table-cell table:formula="of:=CONCATENATE([.R12];[.S12];[.T12];[.U12];[.V12];[.W12];[.X12];[.Y12];[.Z12];[.AA12];[.AB12];[.AC12];[.AD12];[.AE12];[.AF12];[.AG12];[.AH12];[.AI12];[.AJ12];[.AK12];[.AL12];[.AM12];[.AN12])" office:value-type="string" office:string-value="void checkStatuschnlLft(){if(chnlStatus == Status.init){throw new CumExcpIllegalChnlState(chnlName, chnlStatus.name());}else if(chnlStatus == Status.joining){throw new CumExcpIllegalChnlState(chnlName, chnlStatus.name());}else if(chnlStatus == Status.joined){throw new CumExcpIllegalChnlState(chnlName, chnlStatus.name());}else if(chnlStatus == Status.lving){}else if(chnlStatus == Status.clsed){throw new CumExcpIllegalChnlState(chnlName, chnlStatus.name());}else if(chnlStatus == Status.dscned){throw new CumExcpIllegalChnlState(chnlName, chnlStatus.name());}else if(chnlStatus == Status.rjcting){throw new CumExcpIllegalChnlState(chnlName, chnlStatus.name());}}">
            <text:p>void checkStatuschnlLft(){if(chnlStatus == Status.init){throw new CumExcpIllegalChnlState(chnlName, chnlStatus.name());}else if(chnlStatus == Status.joining){throw new CumExcpIllegalChnlState(chnlName, chnlStatus.name());}else if(chnlStatus == Status.joined){throw new CumExcpIllegalChnlState(chnlName, chnlStatus.name());}else if(chnlStatus == Status.lving){}else if(chnlStatus == Status.clsed){throw new CumExcpIllegalChnlState(chnlName, chnlStatus.name());}else if(chnlStatus == Status.dscned){throw new CumExcpIllegalChnlState(chnlName, chnlStatus.name());}else if(chnlStatus == Status.rjcting){throw new CumExcpIllegalChnlState(chnlName, chnlStatus.name());}}</text:p>
          </table:table-cell>
        </table:table-row>
        <table:table-row table:style-name="ro3">
          <table:table-cell table:formula="of:=[$channel.$A$13]" office:value-type="string" office:string-value="AudChnlIntfForSesh">
            <text:p>AudChnlIntfForSesh</text:p>
          </table:table-cell>
          <table:table-cell table:formula="of:=[$channel.$B$13]" office:value-type="string" office:string-value="chnlLvFailed">
            <text:p>chnlLvFailed</text:p>
          </table:table-cell>
          <table:table-cell table:content-validation-name="val1" table:formula="of:=[$channel.$C$13]" office:value-type="string" office:string-value="Should Not Happen">
            <text:p>Should Not Happen</text:p>
          </table:table-cell>
          <table:table-cell table:formula="of:=[$channel.$D$13]" office:value-type="string" office:string-value="Illegal">
            <text:p>Illegal</text:p>
          </table:table-cell>
          <table:table-cell table:style-name="ce17" table:content-validation-name="val1" table:formula="of:=[$channel.$E$13]" office:value-type="string" office:string-value="Should Not Happen">
            <text:p>Should Not Happen</text:p>
          </table:table-cell>
          <table:table-cell table:formula="of:=[$channel.$F$13]" office:value-type="string" office:string-value="Illegal">
            <text:p>Illegal</text:p>
          </table:table-cell>
          <table:table-cell table:content-validation-name="val1" table:formula="of:=[$channel.$G$13]" office:value-type="string" office:string-value="Should Not Happen">
            <text:p>Should Not Happen</text:p>
          </table:table-cell>
          <table:table-cell table:formula="of:=[$channel.$H$13]" office:value-type="string" office:string-value="Illegal">
            <text:p>Illegal</text:p>
          </table:table-cell>
          <table:table-cell table:style-name="ce16" table:content-validation-name="val1" table:formula="of:=[$channel.$I$13]" office:value-type="string" office:string-value="Normal">
            <text:p>Normal</text:p>
          </table:table-cell>
          <table:table-cell table:formula="of:=[$channel.$J$13]">
            <text:p/>
          </table:table-cell>
          <table:table-cell table:content-validation-name="val1" table:formula="of:=[$channel.$K$13]" office:value-type="string" office:string-value="Should Not Happen">
            <text:p>Should Not Happen</text:p>
          </table:table-cell>
          <table:table-cell table:formula="of:=[$channel.$L$13]" office:value-type="string" office:string-value="Illegal">
            <text:p>Illegal</text:p>
          </table:table-cell>
          <table:table-cell table:content-validation-name="val1" table:formula="of:=[$channel.$M$13]" office:value-type="string" office:string-value="Should Not Happen">
            <text:p>Should Not Happen</text:p>
          </table:table-cell>
          <table:table-cell table:formula="of:=[$channel.$N$13]" office:value-type="string" office:string-value="Illegal">
            <text:p>Illegal</text:p>
          </table:table-cell>
          <table:table-cell table:content-validation-name="val1" table:formula="of:=[$channel.$O$13]" office:value-type="string" office:string-value="Should Not Happen">
            <text:p>Should Not Happen</text:p>
          </table:table-cell>
          <table:table-cell table:formula="of:=[$channel.$P$13]" office:value-type="string" office:string-value="Illegal">
            <text:p>Illegal</text:p>
          </table:table-cell>
          <table:table-cell/>
          <table:table-cell table:formula="of:=&quot;void checkStatus&quot;&amp;[.B13]&amp;&quot;(){&quot;" office:value-type="string" office:string-value="void checkStatuschnlLvFailed(){">
            <text:p>void checkStatuschnlLvFailed(){</text:p>
          </table:table-cell>
          <table:table-cell table:formula="of:=&quot;if(chnlStatus == Status.&quot;&amp;[.C$1]&amp;&quot;){&quot;" office:value-type="string" office:string-value="if(chnlStatus == Status.init){">
            <text:p>if(chnlStatus == Status.init){</text:p>
          </table:table-cell>
          <table:table-cell table:formula="of:=IF([.D13]=&quot;Illegal&quot;; &quot;throw new CumExcpIllegalChnlState(chnlName, chnlStatus.name());&quot;;IF([.D13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E$1]&amp;&quot;){&quot;" office:value-type="string" office:string-value="else if(chnlStatus == Status.joining){">
            <text:p>else if(chnlStatus == Status.joining){</text:p>
          </table:table-cell>
          <table:table-cell table:formula="of:=IF([.F13]=&quot;Illegal&quot;; &quot;throw new CumExcpIllegalChnlState(chnlName, chnlStatus.name());&quot;;IF([.F13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G$1]&amp;&quot;){&quot;" office:value-type="string" office:string-value="else if(chnlStatus == Status.joined){">
            <text:p>else if(chnlStatus == Status.joined){</text:p>
          </table:table-cell>
          <table:table-cell table:formula="of:=IF([.H13]=&quot;Illegal&quot;; &quot;throw new CumExcpIllegalChnlState(chnlName, chnlStatus.name());&quot;;IF([.H13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I$1]&amp;&quot;){&quot;" office:value-type="string" office:string-value="else if(chnlStatus == Status.lving){">
            <text:p>else if(chnlStatus == Status.lving){</text:p>
          </table:table-cell>
          <table:table-cell table:formula="of:=IF([.J13]=&quot;Illegal&quot;; &quot;throw new CumExcpIllegalChnlState(chnlName, chnlStatus.name());&quot;;IF([.J13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K$1]&amp;&quot;){&quot;" office:value-type="string" office:string-value="else if(chnlStatus == Status.clsed){">
            <text:p>else if(chnlStatus == Status.clsed){</text:p>
          </table:table-cell>
          <table:table-cell table:formula="of:=IF([.L13]=&quot;Illegal&quot;; &quot;throw new CumExcpIllegalChnlState(chnlName, chnlStatus.name());&quot;;IF([.L13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M$1]&amp;&quot;){&quot;" office:value-type="string" office:string-value="else if(chnlStatus == Status.dscned){">
            <text:p>else if(chnlStatus == Status.dscned){</text:p>
          </table:table-cell>
          <table:table-cell table:formula="of:=IF([.N13]=&quot;Illegal&quot;; &quot;throw new CumExcpIllegalChnlState(chnlName, chnlStatus.name());&quot;;IF([.N13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O$1]&amp;&quot;){&quot;" office:value-type="string" office:string-value="else if(chnlStatus == Status.rjcting){">
            <text:p>else if(chnlStatus == Status.rjcting){</text:p>
          </table:table-cell>
          <table:table-cell table:formula="of:=IF([.P13]=&quot;Illegal&quot;; &quot;throw new CumExcpIllegalChnlState(chnlName, chnlStatus.name());&quot;;IF([.P13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table:number-columns-repeated="2" office:value-type="string">
            <text:p>}</text:p>
          </table:table-cell>
          <table:table-cell table:formula="of:=CONCATENATE([.R13];[.S13];[.T13];[.U13];[.V13];[.W13];[.X13];[.Y13];[.Z13];[.AA13];[.AB13];[.AC13];[.AD13];[.AE13];[.AF13];[.AG13];[.AH13];[.AI13];[.AJ13];[.AK13];[.AL13];[.AM13];[.AN13])" office:value-type="string" office:string-value="void checkStatuschnlLvFailed(){if(chnlStatus == Status.init){throw new CumExcpIllegalChnlState(chnlName, chnlStatus.name());}else if(chnlStatus == Status.joining){throw new CumExcpIllegalChnlState(chnlName, chnlStatus.name());}else if(chnlStatus == Status.joined){throw new CumExcpIllegalChnlState(chnlName, chnlStatus.name());}else if(chnlStatus == Status.lving){}else if(chnlStatus == Status.clsed){throw new CumExcpIllegalChnlState(chnlName, chnlStatus.name());}else if(chnlStatus == Status.dscned){throw new CumExcpIllegalChnlState(chnlName, chnlStatus.name());}else if(chnlStatus == Status.rjcting){throw new CumExcpIllegalChnlState(chnlName, chnlStatus.name());}}">
            <text:p>void checkStatuschnlLvFailed(){if(chnlStatus == Status.init){throw new CumExcpIllegalChnlState(chnlName, chnlStatus.name());}else if(chnlStatus == Status.joining){throw new CumExcpIllegalChnlState(chnlName, chnlStatus.name());}else if(chnlStatus == Status.joined){throw new CumExcpIllegalChnlState(chnlName, chnlStatus.name());}else if(chnlStatus == Status.lving){}else if(chnlStatus == Status.clsed){throw new CumExcpIllegalChnlState(chnlName, chnlStatus.name());}else if(chnlStatus == Status.dscned){throw new CumExcpIllegalChnlState(chnlName, chnlStatus.name());}else if(chnlStatus == Status.rjcting){throw new CumExcpIllegalChnlState(chnlName, chnlStatus.name());}}</text:p>
          </table:table-cell>
        </table:table-row>
        <table:table-row table:style-name="ro3">
          <table:table-cell table:formula="of:=[$channel.$A$14]" office:value-type="string" office:string-value="AudChnlIntfForSesh">
            <text:p>AudChnlIntfForSesh</text:p>
          </table:table-cell>
          <table:table-cell table:formula="of:=[$channel.$B$14]" office:value-type="string" office:string-value="chnlCmdRcved">
            <text:p>chnlCmdRcved</text:p>
          </table:table-cell>
          <table:table-cell table:content-validation-name="val1" table:formula="of:=[$channel.$C$14]" office:value-type="string" office:string-value="Should Not Happen">
            <text:p>Should Not Happen</text:p>
          </table:table-cell>
          <table:table-cell table:formula="of:=[$channel.$D$14]" office:value-type="string" office:string-value="Illegal">
            <text:p>Illegal</text:p>
          </table:table-cell>
          <table:table-cell table:content-validation-name="val1" table:formula="of:=[$channel.$E$14]" office:value-type="string" office:string-value="Normal">
            <text:p>Normal</text:p>
          </table:table-cell>
          <table:table-cell table:style-name="ce17" table:formula="of:=[$channel.$F$14]">
            <text:p/>
          </table:table-cell>
          <table:table-cell table:style-name="ce23" table:content-validation-name="val1" table:formula="of:=[$channel.$G$14]" office:value-type="string" office:string-value="Normal">
            <text:p>Normal</text:p>
          </table:table-cell>
          <table:table-cell table:formula="of:=[$channel.$H$14]">
            <text:p/>
          </table:table-cell>
          <table:table-cell table:style-name="ce23" table:content-validation-name="val1" table:formula="of:=[$channel.$I$14]" office:value-type="string" office:string-value="Could Happen">
            <text:p>Could Happen</text:p>
          </table:table-cell>
          <table:table-cell table:formula="of:=[$channel.$J$14]" office:value-type="string" office:string-value="Ignore">
            <text:p>Ignore</text:p>
          </table:table-cell>
          <table:table-cell table:content-validation-name="val1" table:formula="of:=[$channel.$K$14]" office:value-type="string" office:string-value="Could Happen">
            <text:p>Could Happen</text:p>
          </table:table-cell>
          <table:table-cell table:formula="of:=[$channel.$L$14]" office:value-type="string" office:string-value="Ignore">
            <text:p>Ignore</text:p>
          </table:table-cell>
          <table:table-cell table:content-validation-name="val1" table:formula="of:=[$channel.$M$14]" office:value-type="string" office:string-value="Should Not Happen">
            <text:p>Should Not Happen</text:p>
          </table:table-cell>
          <table:table-cell table:formula="of:=[$channel.$N$14]" office:value-type="string" office:string-value="Illegal">
            <text:p>Illegal</text:p>
          </table:table-cell>
          <table:table-cell table:content-validation-name="val1" table:formula="of:=[$channel.$O$14]" office:value-type="string" office:string-value="Should Not Happen">
            <text:p>Should Not Happen</text:p>
          </table:table-cell>
          <table:table-cell table:formula="of:=[$channel.$P$14]" office:value-type="string" office:string-value="Illegal">
            <text:p>Illegal</text:p>
          </table:table-cell>
          <table:table-cell/>
          <table:table-cell table:formula="of:=&quot;void checkStatus&quot;&amp;[.B14]&amp;&quot;(){&quot;" office:value-type="string" office:string-value="void checkStatuschnlCmdRcved(){">
            <text:p>void checkStatuschnlCmdRcved(){</text:p>
          </table:table-cell>
          <table:table-cell table:formula="of:=&quot;if(chnlStatus == Status.&quot;&amp;[.C$1]&amp;&quot;){&quot;" office:value-type="string" office:string-value="if(chnlStatus == Status.init){">
            <text:p>if(chnlStatus == Status.init){</text:p>
          </table:table-cell>
          <table:table-cell table:formula="of:=IF([.D14]=&quot;Illegal&quot;; &quot;throw new CumExcpIllegalChnlState(chnlName, chnlStatus.name());&quot;;IF([.D14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E$1]&amp;&quot;){&quot;" office:value-type="string" office:string-value="else if(chnlStatus == Status.joining){">
            <text:p>else if(chnlStatus == Status.joining){</text:p>
          </table:table-cell>
          <table:table-cell table:formula="of:=IF([.F14]=&quot;Illegal&quot;; &quot;throw new CumExcpIllegalChnlState(chnlName, chnlStatus.name());&quot;;IF([.F14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G$1]&amp;&quot;){&quot;" office:value-type="string" office:string-value="else if(chnlStatus == Status.joined){">
            <text:p>else if(chnlStatus == Status.joined){</text:p>
          </table:table-cell>
          <table:table-cell table:formula="of:=IF([.H14]=&quot;Illegal&quot;; &quot;throw new CumExcpIllegalChnlState(chnlName, chnlStatus.name());&quot;;IF([.H14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I$1]&amp;&quot;){&quot;" office:value-type="string" office:string-value="else if(chnlStatus == Status.lving){">
            <text:p>else if(chnlStatus == Status.lving){</text:p>
          </table:table-cell>
          <table:table-cell table:formula="of:=IF([.J14]=&quot;Illegal&quot;; &quot;throw new CumExcpIllegalChnlState(chnlName, chnlStatus.name());&quot;;IF([.J14]=&quot;Ignore&quot;; &quot;throw new CumExcpIgnoreChnlState(chnlName, chnlStatus.name());&quot;; &quot;&quot;))" office:value-type="string" office:string-value="throw new CumExcpIgnoreChnlState(chnlName, chnlStatus.name());">
            <text:p>throw new CumExcpIgnore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K$1]&amp;&quot;){&quot;" office:value-type="string" office:string-value="else if(chnlStatus == Status.clsed){">
            <text:p>else if(chnlStatus == Status.clsed){</text:p>
          </table:table-cell>
          <table:table-cell table:formula="of:=IF([.L14]=&quot;Illegal&quot;; &quot;throw new CumExcpIllegalChnlState(chnlName, chnlStatus.name());&quot;;IF([.L14]=&quot;Ignore&quot;; &quot;throw new CumExcpIgnoreChnlState(chnlName, chnlStatus.name());&quot;; &quot;&quot;))" office:value-type="string" office:string-value="throw new CumExcpIgnoreChnlState(chnlName, chnlStatus.name());">
            <text:p>throw new CumExcpIgnore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M$1]&amp;&quot;){&quot;" office:value-type="string" office:string-value="else if(chnlStatus == Status.dscned){">
            <text:p>else if(chnlStatus == Status.dscned){</text:p>
          </table:table-cell>
          <table:table-cell table:formula="of:=IF([.N14]=&quot;Illegal&quot;; &quot;throw new CumExcpIllegalChnlState(chnlName, chnlStatus.name());&quot;;IF([.N14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O$1]&amp;&quot;){&quot;" office:value-type="string" office:string-value="else if(chnlStatus == Status.rjcting){">
            <text:p>else if(chnlStatus == Status.rjcting){</text:p>
          </table:table-cell>
          <table:table-cell table:formula="of:=IF([.P14]=&quot;Illegal&quot;; &quot;throw new CumExcpIllegalChnlState(chnlName, chnlStatus.name());&quot;;IF([.P14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table:number-columns-repeated="2" office:value-type="string">
            <text:p>}</text:p>
          </table:table-cell>
          <table:table-cell table:formula="of:=CONCATENATE([.R14];[.S14];[.T14];[.U14];[.V14];[.W14];[.X14];[.Y14];[.Z14];[.AA14];[.AB14];[.AC14];[.AD14];[.AE14];[.AF14];[.AG14];[.AH14];[.AI14];[.AJ14];[.AK14];[.AL14];[.AM14];[.AN14])" office:value-type="string" office:string-value="void checkStatuschnlCmdRcved(){if(chnlStatus == Status.init){throw new CumExcpIllegalChnlState(chnlName, chnlStatus.name());}else if(chnlStatus == Status.joining){}else if(chnlStatus == Status.joined){}else if(chnlStatus == Status.lving){throw new CumExcpIgnoreChnlState(chnlName, chnlStatus.name());}else if(chnlStatus == Status.clsed){throw new CumExcpIgnoreChnlState(chnlName, chnlStatus.name());}else if(chnlStatus == Status.dscned){throw new CumExcpIllegalChnlState(chnlName, chnlStatus.name());}else if(chnlStatus == Status.rjcting){throw new CumExcpIllegalChnlState(chnlName, chnlStatus.name());}}">
            <text:p>void checkStatuschnlCmdRcved(){if(chnlStatus == Status.init){throw new CumExcpIllegalChnlState(chnlName, chnlStatus.name());}else if(chnlStatus == Status.joining){}else if(chnlStatus == Status.joined){}else if(chnlStatus == Status.lving){throw new CumExcpIgnoreChnlState(chnlName, chnlStatus.name());}else if(chnlStatus == Status.clsed){throw new CumExcpIgnoreChnlState(chnlName, chnlStatus.name());}else if(chnlStatus == Status.dscned){throw new CumExcpIllegalChnlState(chnlName, chnlStatus.name());}else if(chnlStatus == Status.rjcting){throw new CumExcpIllegalChnlState(chnlName, chnlStatus.name());}}</text:p>
          </table:table-cell>
        </table:table-row>
        <table:table-row table:style-name="ro3">
          <table:table-cell table:style-name="ce5" table:formula="of:=[$channel.$A$15]" office:value-type="string" office:string-value="AudChnlIntfForSesh">
            <text:p>AudChnlIntfForSesh</text:p>
          </table:table-cell>
          <table:table-cell table:style-name="ce10" table:formula="of:=[$channel.$B$15]" office:value-type="string" office:string-value="chnlDscned">
            <text:p>chnlDscned</text:p>
          </table:table-cell>
          <table:table-cell table:style-name="ce18" table:content-validation-name="val1" table:formula="of:=[$channel.$C$15]" office:value-type="string" office:string-value="Normal">
            <text:p>Normal</text:p>
          </table:table-cell>
          <table:table-cell table:style-name="ce22" table:formula="of:=[$channel.$D$15]">
            <text:p/>
          </table:table-cell>
          <table:table-cell table:style-name="ce18" table:content-validation-name="val1" table:formula="of:=[$channel.$E$15]" office:value-type="string" office:string-value="Normal">
            <text:p>Normal</text:p>
          </table:table-cell>
          <table:table-cell table:style-name="ce22" table:formula="of:=[$channel.$F$15]">
            <text:p/>
          </table:table-cell>
          <table:table-cell table:style-name="ce18" table:content-validation-name="val1" table:formula="of:=[$channel.$G$15]" office:value-type="string" office:string-value="Normal">
            <text:p>Normal</text:p>
          </table:table-cell>
          <table:table-cell table:style-name="ce22" table:formula="of:=[$channel.$H$15]">
            <text:p/>
          </table:table-cell>
          <table:table-cell table:style-name="ce18" table:content-validation-name="val1" table:formula="of:=[$channel.$I$15]" office:value-type="string" office:string-value="Normal">
            <text:p>Normal</text:p>
          </table:table-cell>
          <table:table-cell table:style-name="ce22" table:formula="of:=[$channel.$J$15]">
            <text:p/>
          </table:table-cell>
          <table:table-cell table:style-name="ce18" table:content-validation-name="val1" table:formula="of:=[$channel.$K$15]" office:value-type="string" office:string-value="Normal">
            <text:p>Normal</text:p>
          </table:table-cell>
          <table:table-cell table:style-name="ce22" table:formula="of:=[$channel.$L$15]">
            <text:p/>
          </table:table-cell>
          <table:table-cell table:style-name="ce22" table:content-validation-name="val1" table:formula="of:=[$channel.$M$15]" office:value-type="string" office:string-value="Should Not Happen">
            <text:p>Should Not Happen</text:p>
          </table:table-cell>
          <table:table-cell table:style-name="ce22" table:formula="of:=[$channel.$N$15]" office:value-type="string" office:string-value="Illegal">
            <text:p>Illegal</text:p>
          </table:table-cell>
          <table:table-cell table:style-name="ce18" table:content-validation-name="val1" table:formula="of:=[$channel.$O$15]" office:value-type="string" office:string-value="Normal">
            <text:p>Normal</text:p>
          </table:table-cell>
          <table:table-cell table:style-name="ce22" table:formula="of:=[$channel.$P$15]">
            <text:p/>
          </table:table-cell>
          <table:table-cell/>
          <table:table-cell table:formula="of:=&quot;void checkStatus&quot;&amp;[.B15]&amp;&quot;(){&quot;" office:value-type="string" office:string-value="void checkStatuschnlDscned(){">
            <text:p>void checkStatuschnlDscned(){</text:p>
          </table:table-cell>
          <table:table-cell table:formula="of:=&quot;if(chnlStatus == Status.&quot;&amp;[.C$1]&amp;&quot;){&quot;" office:value-type="string" office:string-value="if(chnlStatus == Status.init){">
            <text:p>if(chnlStatus == Status.init){</text:p>
          </table:table-cell>
          <table:table-cell table:formula="of:=IF([.D15]=&quot;Illegal&quot;; &quot;throw new CumExcpIllegalChnlState(chnlName, chnlStatus.name());&quot;;IF([.D15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E$1]&amp;&quot;){&quot;" office:value-type="string" office:string-value="else if(chnlStatus == Status.joining){">
            <text:p>else if(chnlStatus == Status.joining){</text:p>
          </table:table-cell>
          <table:table-cell table:formula="of:=IF([.F15]=&quot;Illegal&quot;; &quot;throw new CumExcpIllegalChnlState(chnlName, chnlStatus.name());&quot;;IF([.F15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G$1]&amp;&quot;){&quot;" office:value-type="string" office:string-value="else if(chnlStatus == Status.joined){">
            <text:p>else if(chnlStatus == Status.joined){</text:p>
          </table:table-cell>
          <table:table-cell table:formula="of:=IF([.H15]=&quot;Illegal&quot;; &quot;throw new CumExcpIllegalChnlState(chnlName, chnlStatus.name());&quot;;IF([.H15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I$1]&amp;&quot;){&quot;" office:value-type="string" office:string-value="else if(chnlStatus == Status.lving){">
            <text:p>else if(chnlStatus == Status.lving){</text:p>
          </table:table-cell>
          <table:table-cell table:formula="of:=IF([.J15]=&quot;Illegal&quot;; &quot;throw new CumExcpIllegalChnlState(chnlName, chnlStatus.name());&quot;;IF([.J15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K$1]&amp;&quot;){&quot;" office:value-type="string" office:string-value="else if(chnlStatus == Status.clsed){">
            <text:p>else if(chnlStatus == Status.clsed){</text:p>
          </table:table-cell>
          <table:table-cell table:formula="of:=IF([.L15]=&quot;Illegal&quot;; &quot;throw new CumExcpIllegalChnlState(chnlName, chnlStatus.name());&quot;;IF([.L15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M$1]&amp;&quot;){&quot;" office:value-type="string" office:string-value="else if(chnlStatus == Status.dscned){">
            <text:p>else if(chnlStatus == Status.dscned){</text:p>
          </table:table-cell>
          <table:table-cell table:formula="of:=IF([.N15]=&quot;Illegal&quot;; &quot;throw new CumExcpIllegalChnlState(chnlName, chnlStatus.name());&quot;;IF([.N15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O$1]&amp;&quot;){&quot;" office:value-type="string" office:string-value="else if(chnlStatus == Status.rjcting){">
            <text:p>else if(chnlStatus == Status.rjcting){</text:p>
          </table:table-cell>
          <table:table-cell table:formula="of:=IF([.P15]=&quot;Illegal&quot;; &quot;throw new CumExcpIllegalChnlState(chnlName, chnlStatus.name());&quot;;IF([.P15]=&quot;Ignore&quot;; &quot;throw new CumExcpIgnoreChnlState(chnlName, chnlStatus.name());&quot;; &quot;&quot;))">
            <text:p/>
          </table:table-cell>
          <table:table-cell table:number-columns-repeated="2" office:value-type="string">
            <text:p>}</text:p>
          </table:table-cell>
          <table:table-cell table:formula="of:=CONCATENATE([.R15];[.S15];[.T15];[.U15];[.V15];[.W15];[.X15];[.Y15];[.Z15];[.AA15];[.AB15];[.AC15];[.AD15];[.AE15];[.AF15];[.AG15];[.AH15];[.AI15];[.AJ15];[.AK15];[.AL15];[.AM15];[.AN15])" office:value-type="string" office:string-value="void checkStatuschnlDscned(){if(chnlStatus == Status.init){}else if(chnlStatus == Status.joining){}else if(chnlStatus == Status.joined){}else if(chnlStatus == Status.lving){}else if(chnlStatus == Status.clsed){}else if(chnlStatus == Status.dscned){throw new CumExcpIllegalChnlState(chnlName, chnlStatus.name());}else if(chnlStatus == Status.rjcting){}}">
            <text:p>void checkStatuschnlDscned(){if(chnlStatus == Status.init){}else if(chnlStatus == Status.joining){}else if(chnlStatus == Status.joined){}else if(chnlStatus == Status.lving){}else if(chnlStatus == Status.clsed){}else if(chnlStatus == Status.dscned){throw new CumExcpIllegalChnlState(chnlName, chnlStatus.name());}else if(chnlStatus == Status.rjcting){}}</text:p>
          </table:table-cell>
        </table:table-row>
      </table:table>
      <table:table table:name="Sheet3" table:style-name="ta1">
        <table:table-column table:style-name="co7" table:default-cell-style-name="ce20"/>
        <table:table-column table:style-name="co7" table:number-columns-repeated="4" table:default-cell-style-name="Default"/>
        <table:table-row table:style-name="ro3">
          <table:table-cell office:value-type="string">
            <text:p>init</text:p>
          </table:table-cell>
          <table:table-cell table:formula="of:=&quot;abstract public void test_&quot;&amp;[.A1]&amp;&quot;();&quot;" office:value-type="string" office:string-value="abstract public void test_init();">
            <text:p>abstract public void test_init();</text:p>
          </table:table-cell>
          <table:table-cell table:number-columns-repeated="3"/>
        </table:table-row>
        <table:table-row table:style-name="ro3">
          <table:table-cell table:style-name="ce21" office:value-type="string">
            <text:p>joining</text:p>
          </table:table-cell>
          <table:table-cell table:formula="of:=&quot;abstract public void test_&quot;&amp;[.A2]&amp;&quot;();&quot;" office:value-type="string" office:string-value="abstract public void test_joining();">
            <text:p>abstract public void test_joining();</text:p>
          </table:table-cell>
          <table:table-cell table:number-columns-repeated="2"/>
          <table:table-cell table:formula="of:=&quot;protected AudChnl goto_&quot;&amp;[.A2]&amp;&quot;(){}&quot;" office:value-type="string" office:string-value="protected AudChnl goto_joining(){}">
            <text:p>protected AudChnl goto_joining(){}</text:p>
          </table:table-cell>
        </table:table-row>
        <table:table-row table:style-name="ro3">
          <table:table-cell table:style-name="ce21" office:value-type="string">
            <text:p>joined</text:p>
          </table:table-cell>
          <table:table-cell table:formula="of:=&quot;abstract public void test_&quot;&amp;[.A3]&amp;&quot;();&quot;" office:value-type="string" office:string-value="abstract public void test_joined();">
            <text:p>abstract public void test_joined();</text:p>
          </table:table-cell>
          <table:table-cell table:number-columns-repeated="2"/>
          <table:table-cell table:formula="of:=&quot;protected AudChnl goto_&quot;&amp;[.A3]&amp;&quot;(){}&quot;" office:value-type="string" office:string-value="protected AudChnl goto_joined(){}">
            <text:p>protected AudChnl goto_joined(){}</text:p>
          </table:table-cell>
        </table:table-row>
        <table:table-row table:style-name="ro3">
          <table:table-cell office:value-type="string">
            <text:p>rjcting</text:p>
          </table:table-cell>
          <table:table-cell table:formula="of:=&quot;abstract public void test_&quot;&amp;[.A4]&amp;&quot;();&quot;" office:value-type="string" office:string-value="abstract public void test_rjcting();">
            <text:p>abstract public void test_rjcting();</text:p>
          </table:table-cell>
          <table:table-cell table:number-columns-repeated="2"/>
          <table:table-cell table:formula="of:=&quot;protected AudChnl goto_&quot;&amp;[.A4]&amp;&quot;(){}&quot;" office:value-type="string" office:string-value="protected AudChnl goto_rjcting(){}">
            <text:p>protected AudChnl goto_rjcting(){}</text:p>
          </table:table-cell>
        </table:table-row>
        <table:table-row table:style-name="ro3">
          <table:table-cell office:value-type="string">
            <text:p>lving</text:p>
          </table:table-cell>
          <table:table-cell table:formula="of:=&quot;abstract public void test_&quot;&amp;[.A5]&amp;&quot;();&quot;" office:value-type="string" office:string-value="abstract public void test_lving();">
            <text:p>abstract public void test_lving();</text:p>
          </table:table-cell>
          <table:table-cell table:number-columns-repeated="2"/>
          <table:table-cell table:formula="of:=&quot;protected AudChnl goto_&quot;&amp;[.A5]&amp;&quot;(){}&quot;" office:value-type="string" office:string-value="protected AudChnl goto_lving(){}">
            <text:p>protected AudChnl goto_lving(){}</text:p>
          </table:table-cell>
        </table:table-row>
        <table:table-row table:style-name="ro3">
          <table:table-cell office:value-type="string">
            <text:p>clsed</text:p>
          </table:table-cell>
          <table:table-cell table:formula="of:=&quot;abstract public void test_&quot;&amp;[.A6]&amp;&quot;();&quot;" office:value-type="string" office:string-value="abstract public void test_clsed();">
            <text:p>abstract public void test_clsed();</text:p>
          </table:table-cell>
          <table:table-cell table:number-columns-repeated="2"/>
          <table:table-cell table:formula="of:=&quot;protected AudChnl goto_&quot;&amp;[.A6]&amp;&quot;(){}&quot;" office:value-type="string" office:string-value="protected AudChnl goto_clsed(){}">
            <text:p>protected AudChnl goto_clsed(){}</text:p>
          </table:table-cell>
        </table:table-row>
        <table:table-row table:style-name="ro3">
          <table:table-cell office:value-type="string">
            <text:p>dscned</text:p>
          </table:table-cell>
          <table:table-cell table:formula="of:=&quot;abstract public void test_&quot;&amp;[.A7]&amp;&quot;();&quot;" office:value-type="string" office:string-value="abstract public void test_dscned();">
            <text:p>abstract public void test_dscned();</text:p>
          </table:table-cell>
          <table:table-cell table:number-columns-repeated="2"/>
          <table:table-cell table:formula="of:=&quot;protected AudChnl goto_&quot;&amp;[.A7]&amp;&quot;(){}&quot;" office:value-type="string" office:string-value="protected AudChnl goto_dscned(){}">
            <text:p>protected AudChnl goto_dscned(){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4">0000/00/00</text:date>, <text:time style:data-style-name="N2" text:time-value="0000-00-00T05:33:09.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2T00:17:14.68</meta:creation-date>
    <dc:date>2013-05-14T06:25:45.57</dc:date>
    <meta:editing-duration>PT7H1M47S</meta:editing-duration>
    <meta:editing-cycles>44</meta:editing-cycles>
    <meta:generator>LibreOffice/4.0.0.3$Windows_x86 LibreOffice_project/7545bee9c2a0782548772a21bc84a9dcc583b89</meta:generator>
    <meta:document-statistic meta:table-count="3" meta:cell-count="794" meta:object-count="0"/>
  </office:meta>
</office:document-meta>
</file>